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01in"/>
    </style:style>
    <style:style style:name="co2" style:family="table-column">
      <style:table-column-properties fo:break-before="auto" style:column-width="1.8118in"/>
    </style:style>
    <style:style style:name="co3" style:family="table-column">
      <style:table-column-properties fo:break-before="auto" style:column-width="0.7327in"/>
    </style:style>
    <style:style style:name="co4" style:family="table-column">
      <style:table-column-properties fo:break-before="auto" style:column-width="0.8346in"/>
    </style:style>
    <style:style style:name="co5" style:family="table-column">
      <style:table-column-properties fo:break-before="auto" style:column-width="0.7063in"/>
    </style:style>
    <style:style style:name="co6" style:family="table-column">
      <style:table-column-properties fo:break-before="auto" style:column-width="0.8992in"/>
    </style:style>
    <style:style style:name="co7" style:family="table-column">
      <style:table-column-properties fo:break-before="auto" style:column-width="0.5016in"/>
    </style:style>
    <style:style style:name="co8" style:family="table-column">
      <style:table-column-properties fo:break-before="auto" style:column-width="6.3756in"/>
    </style:style>
    <style:style style:name="co9" style:family="table-column">
      <style:table-column-properties fo:break-before="auto" style:column-width="7.572in"/>
    </style:style>
    <style:style style:name="co10" style:family="table-column">
      <style:table-column-properties fo:break-before="auto" style:column-width="4.098in"/>
    </style:style>
    <style:style style:name="co11" style:family="table-column">
      <style:table-column-properties fo:break-before="auto" style:column-width="0.6937in"/>
    </style:style>
    <style:style style:name="co12" style:family="table-column">
      <style:table-column-properties fo:break-before="auto" style:column-width="1.5417in"/>
    </style:style>
    <style:style style:name="co13" style:family="table-column">
      <style:table-column-properties fo:break-before="auto" style:column-width="0.6035in"/>
    </style:style>
    <style:style style:name="co14" style:family="table-column">
      <style:table-column-properties fo:break-before="auto" style:column-width="0.6291in"/>
    </style:style>
    <style:style style:name="co15" style:family="table-column">
      <style:table-column-properties fo:break-before="auto" style:column-width="2.0165in"/>
    </style:style>
    <style:style style:name="co16" style:family="table-column">
      <style:table-column-properties fo:break-before="auto" style:column-width="0.889in"/>
    </style:style>
    <style:style style:name="co17" style:family="table-column">
      <style:table-column-properties fo:break-before="auto" style:column-width="1.8366in"/>
    </style:style>
    <style:style style:name="co18" style:family="table-column">
      <style:table-column-properties fo:break-before="auto" style:column-width="0.5909in"/>
    </style:style>
    <style:style style:name="co19" style:family="table-column">
      <style:table-column-properties fo:break-before="auto" style:column-width="1.1429in"/>
    </style:style>
    <style:style style:name="co20" style:family="table-column">
      <style:table-column-properties fo:break-before="auto" style:column-width="0.8098in"/>
    </style:style>
    <style:style style:name="co21" style:family="table-column">
      <style:table-column-properties fo:break-before="auto" style:column-width="0.6681in"/>
    </style:style>
    <style:style style:name="co22" style:family="table-column">
      <style:table-column-properties fo:break-before="auto" style:column-width="1.0409in"/>
    </style:style>
    <style:style style:name="co23" style:family="table-column">
      <style:table-column-properties fo:break-before="auto" style:column-width="5.589in"/>
    </style:style>
    <style:style style:name="co24" style:family="table-column">
      <style:table-column-properties fo:break-before="auto" style:column-width="1.8626in"/>
    </style:style>
    <style:style style:name="ro1" style:family="table-row">
      <style:table-row-properties style:row-height="0.2409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193in" fo:break-before="auto" style:use-optimal-row-height="false"/>
    </style:style>
    <style:style style:name="ro4" style:family="table-row">
      <style:table-row-properties style:row-height="0.2016in" fo:break-before="auto" style:use-optimal-row-height="false"/>
    </style:style>
    <style:style style:name="ro5" style:family="table-row">
      <style:table-row-properties style:row-height="0.1665in" fo:break-before="auto" style:use-optimal-row-height="true"/>
    </style:style>
    <style:style style:name="ro6" style:family="table-row">
      <style:table-row-properties style:row-height="0.198in" fo:break-before="auto" style:use-optimal-row-height="false"/>
    </style:style>
    <style:style style:name="ro7" style:family="table-row">
      <style:table-row-properties style:row-height="0.1807in" fo:break-before="auto" style:use-optimal-row-height="true"/>
    </style:style>
    <style:style style:name="ro8" style:family="table-row">
      <style:table-row-properties style:row-height="0.489in" fo:break-before="auto" style:use-optimal-row-height="true"/>
    </style:style>
    <style:style style:name="ro9" style:family="table-row">
      <style:table-row-properties style:row-height="0.9626in" fo:break-before="auto" style:use-optimal-row-height="true"/>
    </style:style>
    <style:style style:name="ro10" style:family="table-row">
      <style:table-row-properties style:row-height="0.1917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3945in" fo:break-before="auto" style:use-optimal-row-height="true"/>
    </style:style>
    <style:style style:name="ro13" style:family="table-row">
      <style:table-row-properties style:row-height="0.5209in" fo:break-before="auto" style:use-optimal-row-height="true"/>
    </style:style>
    <style:style style:name="ro14" style:family="table-row">
      <style:table-row-properties style:row-height="0.1528in" fo:break-before="auto" style:use-optimal-row-height="true"/>
    </style:style>
    <style:style style:name="ro15" style:family="table-row">
      <style:table-row-properties style:row-height="0.3335in" fo:break-before="auto" style:use-optimal-row-height="true"/>
    </style:style>
    <style:style style:name="ro16" style:family="table-row">
      <style:table-row-properties style:row-height="0.2083in"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Functional">
      <style:table-properties table:display="true" style:writing-mode="lr-tb"/>
    </style:style>
    <style:style style:name="ta3" style:family="table" style:master-page-name="PageStyle_5f_Non-Functional">
      <style:table-properties table:display="true" style:writing-mode="lr-tb"/>
    </style:style>
    <style:style style:name="ta4" style:family="table" style:master-page-name="PageStyle_5f_Revision_20_History">
      <style:table-properties table:display="true" style:writing-mode="lr-tb"/>
    </style:style>
    <number:percentage-style style:name="N10">
      <number:number number:decimal-places="0" number:min-decimal-places="0" number:min-integer-digits="1"/>
      <number:text>%</number:text>
    </number:percentage-style>
    <number:date-style style:name="N39" number:automatic-order="true">
      <number:month number:textual="true"/>
      <number:text> </number:text>
      <number:day/>
      <number:text>, </number:text>
      <number:year/>
    </number:date-style>
    <style:style style:name="ce152" style:family="table-cell" style:parent-style-name="Default">
      <style:table-cell-properties style:rotation-align="non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57" style:family="table-cell" style:parent-style-name="Default">
      <style:table-cell-properties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8"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1165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0"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1" style:family="table-cell" style:parent-style-name="Default">
      <style:table-cell-properties fo:background-color="#d7e4bd"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4" style:family="table-cell" style:parent-style-name="Default">
      <style:table-cell-properties fo:background-color="#e6b9b8"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5"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6" style:family="table-cell" style:parent-style-name="Default">
      <style:table-cell-properties fo:background-color="#dce6f2"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7"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8"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light1" loext:color-type="theme">
          <loext:transformation loext:type="lummod" loext:value="9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9"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0"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171"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2" style:family="table-cell" style:parent-style-name="Default" style:data-style-name="N1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 style:family="table-cell" style:parent-style-name="Normal_20_2_20_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map style:condition="is-true-formula(IF(OR(ISBLANK([.B1]);ROW([.B1])=1;ROW([.B1])=2;ROW([.B1])=3);FALSE();TRUE()))" style:apply-style-name="ConditionalStyle_5f_34" style:base-cell-address="Functional.A1"/>
    </style:style>
    <style:style style:name="ce1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is-true-formula(IF(OR(ISBLANK([.B1]);ROW([.B1])=1;ROW([.B1])=2;ROW([.B1])=3);FALSE();TRUE()))" style:apply-style-name="ConditionalStyle_5f_34" style:base-cell-address="Functional.A1"/>
    </style:style>
    <style:style style:name="ce20"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is-true-formula(IF(OR(ISBLANK([.B1]);ROW([.B1])=1;ROW([.B1])=2;ROW([.B1])=3);FALSE();TRUE()))" style:apply-style-name="ConditionalStyle_5f_34" style:base-cell-address="Functional.A1"/>
    </style:style>
    <style:style style:name="ce21" style:family="table-cell" style:parent-style-name="Normal_20_2_20_2">
      <style:table-cell-properties fo:background-color="#99cc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IF(OR(ISBLANK([.B1]);ROW([.B1])=1;ROW([.B1])=2;ROW([.B1])=3);FALSE();TRUE()))" style:apply-style-name="ConditionalStyle_5f_34" style:base-cell-address="Functional.A1"/>
    </style:style>
    <style:style style:name="ce117" style:family="table-cell" style:parent-style-name="Normal_20_2_20_2">
      <style:table-cell-properties fo:background-color="#99cc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IF(OR(ISBLANK([.B1]);ROW([.B1])=1;ROW([.B1])=2;ROW([.B1])=3);FALSE();TRUE()))" style:apply-style-name="ConditionalStyle_5f_34" style:base-cell-address="Functional.A1"/>
    </style:style>
    <style:style style:name="ce23"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IF(OR(ISBLANK([.B1]);ROW([.B1])=1;ROW([.B1])=2;ROW([.B1])=3);FALSE();TRUE()))" style:apply-style-name="ConditionalStyle_5f_34" style:base-cell-address="Functional.A1"/>
    </style:style>
    <style:style style:name="ce119" style:family="table-cell" style:parent-style-name="Normal_20_2_20_2">
      <style:table-cell-properties fo:background-color="#99cc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IF(OR(ISBLANK([.B1]);ROW([.B1])=1;ROW([.B1])=2;ROW([.B1])=3);FALSE();TRUE()))" style:apply-style-name="ConditionalStyle_5f_34" style:base-cell-address="Functional.A1"/>
    </style:style>
    <style:style style:name="ce12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is-true-formula(IF(OR(ISBLANK([.B1]);ROW([.B1])=1;ROW([.B1])=2;ROW([.B1])=3);FALSE();TRUE()))" style:apply-style-name="ConditionalStyle_5f_34" style:base-cell-address="Functional.A1"/>
    </style:style>
    <style:style style:name="ce12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is-true-formula(IF(OR(ISBLANK([.B1]);ROW([.B1])=1;ROW([.B1])=2;ROW([.B1])=3);FALSE();TRUE()))" style:apply-style-name="ConditionalStyle_5f_34" style:base-cell-address="Functional.A1"/>
    </style:style>
    <style:style style:name="ce2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2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27"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28" style:family="table-cell" style:parent-style-name="Normal_20_2_20_2">
      <style:table-cell-properties fo:background-color="#99cc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126" style:family="table-cell" style:parent-style-name="Normal_20_2_20_2">
      <style:table-cell-properties fo:background-color="#99cc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127" style:family="table-cell" style:parent-style-name="Normal_20_3">
      <style:text-properties fo:language="en" fo:country="US" style:text-underline-mode="continuous" style:text-overline-mode="continuous" style:text-line-through-mode="continuous" style:font-name-asian="Tahoma" style:language-asian="zh" style:country-asian="CN" style:language-complex="hi" style:country-complex="IN" style:text-emphasize="none" style:font-relief="none" style:text-overline-style="none" style:text-overline-color="font-color"/>
    </style:style>
    <style:style style:name="ce128" style:family="table-cell" style:parent-style-name="Normal_20_2_20_2">
      <style:table-cell-properties fo:background-color="#99cc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Normal_20_3">
      <style:text-properties fo:language="en" fo:country="US" style:text-underline-mode="continuous" style:text-overline-mode="continuous" style:text-line-through-mode="continuous" style:font-name-asian="Tahoma" style:language-asian="zh" style:country-asian="CN" style:language-complex="hi" style:country-complex="IN" style:text-emphasize="none" style:font-relief="none" style:text-overline-style="none" style:text-overline-color="font-color"/>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32"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3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35" style:family="table-cell" style:parent-style-name="Normal_20_2_20_2">
      <style:text-properties fo:language="en" fo:country="US" style:text-underline-mode="continuous" style:text-overline-mode="continuous" style:text-line-through-mode="continuous" style:font-name-asian="Tahoma" style:language-asian="zh" style:country-asian="CN" style:language-complex="hi" style:country-complex="IN" style:text-emphasize="none" style:font-relief="none" style:text-overline-style="none" style:text-overline-color="font-color"/>
    </style:style>
    <style:style style:name="ce136" style:family="table-cell" style:parent-style-name="Normal_20_2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7" style:family="table-cell" style:parent-style-name="Normal_20_2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37" style:family="table-cell" style:parent-style-name="Default">
      <style:table-cell-properties fo:border-bottom="0.74pt solid #000000" fo:background-color="#40404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in" style:writing-mode="page"/>
      <style:text-properties fo:color="#ffff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38"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39" style:family="table-cell" style:parent-style-name="Normal_20_2_20_2">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40"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light1" loext:color-type="theme">
          <loext:transformation loext:type="lummod" loext:value="7500"/>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142"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light1" loext:color-type="theme">
          <loext:transformation loext:type="lummod" loext:value="7500"/>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42"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light1" loext:color-type="theme">
          <loext:transformation loext:type="lummod" loext:value="7500"/>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44"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light1" loext:color-type="theme">
          <loext:transformation loext:type="lummod" loext:value="7500"/>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Default">
      <style:table-cell-properties fo:border-bottom="0.74pt solid #000000" fo:background-color="#40404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44" style:family="table-cell" style:parent-style-name="Normal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147" style:family="table-cell" style:parent-style-name="Normal_20_2_20_2" style:data-style-name="N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148" style:family="table-cell" style:parent-style-name="Normal_20_2_20_2" style:data-style-name="N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 style:family="table-cell" style:parent-style-name="Default">
      <style:table-cell-properties fo:border-bottom="0.74pt solid #000000" fo:background-color="#40404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in"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150" style:family="table-cell" style:parent-style-name="Normal_20_2_20_2" style:data-style-name="N39">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151" style:family="table-cell" style:parent-style-name="Normal_20_2_20_2" style:data-style-name="N39">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15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15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cell-content()=&quot;Passed&quot;" style:apply-style-name="ConditionalStyle_5f_39" style:base-cell-address="Functional.A1"/>
      <style:map style:condition="cell-content()=&quot;Failed&quot;" style:apply-style-name="ConditionalStyle_5f_38" style:base-cell-address="Functional.A1"/>
      <style:map style:condition="cell-content()=&quot;Warning&quot;" style:apply-style-name="ConditionalStyle_5f_37" style:base-cell-address="Functional.A1"/>
      <style:map style:condition="cell-content()=&quot;N/A&quot;" style:apply-style-name="ConditionalStyle_5f_36" style:base-cell-address="Functional.A1"/>
      <style:map style:condition="cell-content()=&quot;Not Done&quot;" style:apply-style-name="ConditionalStyle_5f_35" style:base-cell-address="Functional.A1"/>
    </style:style>
    <style:style style:name="ce15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Normal_20_2_20_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map style:condition="is-true-formula(IF(OR(ISBLANK([.B1]);ROW([.B1])=1;ROW([.B1])=2;ROW([.B1])=3);FALSE();TRUE()))" style:apply-style-name="ConditionalStyle_5f_28" style:base-cell-address="'Non-Functional'.A1"/>
    </style:style>
    <style:style style:name="ce52" style:family="table-cell" style:parent-style-name="Normal_20_2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is-true-formula(IF(OR(ISBLANK([.B1]);ROW([.B1])=1;ROW([.B1])=2;ROW([.B1])=3);FALSE();TRUE()))" style:apply-style-name="ConditionalStyle_5f_28" style:base-cell-address="'Non-Functional'.A1"/>
    </style:style>
    <style:style style:name="ce53"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is-true-formula(IF(OR(ISBLANK([.B1]);ROW([.B1])=1;ROW([.B1])=2;ROW([.B1])=3);FALSE();TRUE()))" style:apply-style-name="ConditionalStyle_5f_28" style:base-cell-address="'Non-Functional'.A1"/>
    </style:style>
    <style:style style:name="ce54" style:family="table-cell" style:parent-style-name="Normal_20_2_20_2">
      <style:table-cell-properties fo:background-color="#99cc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IF(OR(ISBLANK([.B1]);ROW([.B1])=1;ROW([.B1])=2;ROW([.B1])=3);FALSE();TRUE()))" style:apply-style-name="ConditionalStyle_5f_28" style:base-cell-address="'Non-Functional'.A1"/>
    </style:style>
    <style:style style:name="ce55" style:family="table-cell" style:parent-style-name="Normal_20_2_20_2">
      <style:table-cell-properties fo:background-color="#99cc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IF(OR(ISBLANK([.B5]);ROW([.B5])=1;ROW([.B5])=2;ROW([.B5])=3);FALSE();TRUE()))" style:apply-style-name="ConditionalStyle_5f_17" style:base-cell-address="'Non-Functional'.A5"/>
    </style:style>
    <style:style style:name="ce56" style:family="table-cell" style:parent-style-name="Normal_20_2_20_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IF(OR(ISBLANK([.B1]);ROW([.B1])=1;ROW([.B1])=2;ROW([.B1])=3);FALSE();TRUE()))" style:apply-style-name="ConditionalStyle_5f_28" style:base-cell-address="'Non-Functional'.A1"/>
    </style:style>
    <style:style style:name="ce57" style:family="table-cell" style:parent-style-name="Normal_20_2_20_2">
      <style:table-cell-properties fo:background-color="#99cc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IF(OR(ISBLANK([.B12]);ROW([.B12])=1;ROW([.B12])=2;ROW([.B12])=3);FALSE();TRUE()))" style:apply-style-name="ConditionalStyle_5f_6" style:base-cell-address="'Non-Functional'.A12"/>
    </style:style>
    <style:style style:name="ce58" style:family="table-cell" style:parent-style-name="Normal_20_2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IF(OR(ISBLANK([.B1]);ROW([.B1])=1;ROW([.B1])=2;ROW([.B1])=3);FALSE();TRUE()))" style:apply-style-name="ConditionalStyle_5f_28" style:base-cell-address="'Non-Functional'.A1"/>
    </style:style>
    <style:style style:name="ce59" style:family="table-cell" style:parent-style-name="Normal_20_2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IF(OR(ISBLANK([.B1]);ROW([.B1])=1;ROW([.B1])=2;ROW([.B1])=3);FALSE();TRUE()))" style:apply-style-name="ConditionalStyle_5f_28" style:base-cell-address="'Non-Functional'.A1"/>
    </style:style>
    <style:style style:name="ce60" style:family="table-cell" style:parent-style-name="Normal_20_2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61" style:family="table-cell" style:parent-style-name="Normal_20_2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62" style:family="table-cell" style:parent-style-name="Normal_20_2_20_2">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63" style:family="table-cell" style:parent-style-name="Normal_20_2_20_2">
      <style:table-cell-properties fo:background-color="#99cc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64" style:family="table-cell" style:parent-style-name="Normal_20_2_20_2">
      <style:table-cell-properties fo:background-color="#99cc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65" style:family="table-cell" style:parent-style-name="Normal_20_3_20_2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66" style:family="table-cell" style:parent-style-name="Normal_20_2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67" style:family="table-cell" style:parent-style-name="Normal_20_2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68" style:family="table-cell" style:parent-style-name="Normal_20_2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16" style:base-cell-address="'Non-Functional'.C13"/>
      <style:map style:condition="cell-content()=&quot;Failed&quot;" style:apply-style-name="ConditionalStyle_5f_15" style:base-cell-address="'Non-Functional'.C13"/>
      <style:map style:condition="cell-content()=&quot;Warning&quot;" style:apply-style-name="ConditionalStyle_5f_14" style:base-cell-address="'Non-Functional'.C13"/>
      <style:map style:condition="cell-content()=&quot;N/A&quot;" style:apply-style-name="ConditionalStyle_5f_13" style:base-cell-address="'Non-Functional'.C13"/>
      <style:map style:condition="cell-content()=&quot;Not Done&quot;" style:apply-style-name="ConditionalStyle_5f_12" style:base-cell-address="'Non-Functional'.C13"/>
    </style:style>
    <style:style style:name="ce69" style:family="table-cell" style:parent-style-name="Normal_20_2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70" style:family="table-cell" style:parent-style-name="Normal_20_2_20_2">
      <style:table-cell-properties fo:background-color="#404040"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in" style:writing-mode="page"/>
      <style:text-properties fo:color="#ffff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71" style:family="table-cell" style:parent-style-name="Normal_20_2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c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72" style:family="table-cell" style:parent-style-name="Normal_20_2_20_2">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top" loext:vertical-justify="auto">
        <loext:background-complex-color loext:theme-type="light1" loext:color-type="theme">
          <loext:transformation loext:type="lummod" loext:value="7500"/>
        </loext:background-complex-color>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73" style:family="table-cell" style:parent-style-name="Normal_20_2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74" style:family="table-cell" style:parent-style-name="Normal_20_2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Passed&quot;" style:apply-style-name="ConditionalStyle_5f_5" style:base-cell-address="'Non-Functional'.E13"/>
      <style:map style:condition="cell-content()=&quot;Failed&quot;" style:apply-style-name="ConditionalStyle_5f_4" style:base-cell-address="'Non-Functional'.E13"/>
      <style:map style:condition="cell-content()=&quot;Warning&quot;" style:apply-style-name="ConditionalStyle_5f_3" style:base-cell-address="'Non-Functional'.E13"/>
      <style:map style:condition="cell-content()=&quot;N/A&quot;" style:apply-style-name="ConditionalStyle_5f_2" style:base-cell-address="'Non-Functional'.E13"/>
      <style:map style:condition="cell-content()=&quot;Not Done&quot;" style:apply-style-name="ConditionalStyle_5f_1" style:base-cell-address="'Non-Functional'.E13"/>
    </style:style>
    <style:style style:name="ce75" style:family="table-cell" style:parent-style-name="Normal_20_2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76" style:family="table-cell" style:parent-style-name="Normal_20_2_20_2">
      <style:table-cell-properties fo:border-bottom="0.74pt solid #000000" fo:background-color="#40404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in"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77" style:family="table-cell" style:parent-style-name="Normal_20_2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78" style:family="table-cell" style:parent-style-name="Normal_20_2_20_2">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79" style:family="table-cell" style:parent-style-name="Normal_20_2_20_2" style:data-style-name="N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80" style:family="table-cell" style:parent-style-name="Normal_20_2_20_2">
      <style:table-cell-properties fo:border-bottom="0.74pt solid #000000" fo:background-color="#40404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in" style:writing-mode="page"/>
      <style:text-properties fo:color="#ffff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81" style:family="table-cell" style:parent-style-name="Normal_20_2_20_2" style:data-style-name="N39">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82" style:family="table-cell" style:parent-style-name="Normal_20_2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83" style:family="table-cell" style:parent-style-name="Normal_20_2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84" style:family="table-cell" style:parent-style-name="Normal_20_2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cell-content()=&quot;Passed&quot;" style:apply-style-name="ConditionalStyle_5f_27" style:base-cell-address="'Non-Functional'.A1"/>
      <style:map style:condition="cell-content()=&quot;Failed&quot;" style:apply-style-name="ConditionalStyle_5f_26" style:base-cell-address="'Non-Functional'.A1"/>
      <style:map style:condition="cell-content()=&quot;Warning&quot;" style:apply-style-name="ConditionalStyle_5f_25" style:base-cell-address="'Non-Functional'.A1"/>
      <style:map style:condition="cell-content()=&quot;N/A&quot;" style:apply-style-name="ConditionalStyle_5f_24" style:base-cell-address="'Non-Functional'.A1"/>
      <style:map style:condition="cell-content()=&quot;Not Done&quot;" style:apply-style-name="ConditionalStyle_5f_23" style:base-cell-address="'Non-Functional'.A1"/>
    </style:style>
    <style:style style:name="ce251" style:family="table-cell" style:parent-style-name="Normal_5f_TEMPLATE002_28_1.0_29_">
      <style:table-cell-properties fo:background-color="#ffffff"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2" style:family="table-cell" style:parent-style-name="Normal_5f_TEMPLATE002_28_1.0_29_">
      <style:table-cell-properties fo:border-bottom="1.76pt solid #000000"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3" style:family="table-cell" style:parent-style-name="Normal_5f_TEMPLATE002_28_1.0_29_" style:data-style-name="N10132">
      <style:table-cell-properties fo:border-bottom="0.74pt fine-dashed #000000" fo:background-color="#ffffff" style:diagonal-bl-tr="none" style:diagonal-tl-br="none" style:text-align-source="fix" style:repeat-content="false" fo:wrap-option="wrap" fo:border-left="1.76pt dashed #000000" style:direction="ltr" fo:border-right="0.74pt fine-dashed #000000" style:rotation-angle="0" style:rotation-align="none" style:shrink-to-fit="false" fo:border-top="0.74pt fine-dashe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4" style:family="table-cell" style:parent-style-name="Normal_5f_TestersCases" style:data-style-name="N10132">
      <style:table-cell-properties fo:background-color="#ffffff" style:diagonal-bl-tr="none" style:diagonal-tl-br="none" style:text-align-source="fix" style:repeat-content="false" fo:wrap-option="wrap" fo:border="0.74pt fine-dashe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5" style:family="table-cell" style:parent-style-name="Normal_5f_TestersCases" style:data-style-name="N10132">
      <style:table-cell-properties fo:background-color="#ffffff" style:diagonal-bl-tr="none" style:diagonal-tl-br="none" style:text-align-source="value-type" style:repeat-content="false" fo:wrap-option="wrap" fo:border="0.74pt fine-dashe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7" style:family="table-cell" style:parent-style-name="Normal_5f_TEMPLATE002_28_1.0_29_" style:data-style-name="N14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8" style:family="table-cell" style:parent-style-name="Normal_5f_TEMPLATE002_28_1.0_29_" style:data-style-name="N145">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9" style:family="table-cell" style:parent-style-name="Normal_5f_TEMPLATE002_28_1.0_29_" style:data-style-name="N145">
      <style:table-cell-properties fo:background-color="#ffffff" style:diagonal-bl-tr="none" style:diagonal-tl-br="none" style:text-align-source="fix" style:repeat-content="false" fo:wrap-option="wrap" fo:border="0.74pt fine-dashe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0" style:family="table-cell" style:parent-style-name="Normal_5f_TestersCases" style:data-style-name="N145">
      <style:table-cell-properties fo:background-color="#ffffff" style:diagonal-bl-tr="none" style:diagonal-tl-br="none" style:text-align-source="fix" style:repeat-content="false" fo:wrap-option="wrap" fo:border="0.74pt fine-dashe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1" style:family="table-cell" style:parent-style-name="Normal_5f_TEMPLATE002_28_1.0_29_">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2" style:family="table-cell" style:parent-style-name="Normal_5f_TEMPLATE002_28_1.0_29_">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3" style:family="table-cell" style:parent-style-name="Normal_5f_TEMPLATE002_28_1.0_29_">
      <style:table-cell-properties fo:background-color="#ffffff" style:diagonal-bl-tr="none" style:diagonal-tl-br="none" style:text-align-source="fix" style:repeat-content="false" fo:wrap-option="wrap" fo:border="0.74pt fine-dashe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Normal_5f_TestersCases">
      <style:table-cell-properties fo:background-color="#ffffff" style:diagonal-bl-tr="none" style:diagonal-tl-br="none" style:text-align-source="value-type" style:repeat-content="false" fo:wrap-option="wrap" fo:border="0.74pt fine-dashe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5" style:family="table-cell" style:parent-style-name="Normal_5f_TEMPLATE002_28_1.0_29_">
      <style:table-cell-properties fo:border-bottom="1.76pt solid #000000"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6" style:family="table-cell" style:parent-style-name="Normal_5f_TEMPLATE002_28_1.0_29_">
      <style:table-cell-properties fo:border-bottom="0.74pt fine-dashed #000000" fo:background-color="#ffffff" style:diagonal-bl-tr="none" style:diagonal-tl-br="none" style:text-align-source="fix" style:repeat-content="false" fo:wrap-option="wrap" fo:border-left="0.74pt fine-dashed #000000" style:direction="ltr" fo:border-right="1.76pt dashed #000000" style:rotation-angle="0" style:rotation-align="none" style:shrink-to-fit="false" fo:border-top="0.74pt fine-dashe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7"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8" style:family="table-cell" style:parent-style-name="Normal_5f_TestersCases">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9" style:family="table-cell" style:parent-style-name="Normal_5f_TestersCases">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0" style:family="table-cell" style:parent-style-name="Normal_5f_TestersCases">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1" style:family="table-cell" style:parent-style-name="Normal_5f_TestersCases">
      <style:table-cell-properties fo:background-color="#ffffff"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2" style:family="table-cell" style:parent-style-name="Normal_5f_TestersCases">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Passed&quot;;&quot;Failed&quot;;&quot;Warning&quot;;&quot;N/A&quot;;&quot;Not Done&quot;)" table:allow-empty-cell="true" table:display-list="unsorted" table:base-cell-address="Summary.A1">
          <table:help-message table:display="true"/>
          <table:error-message table:message-type="stop" table:display="true"/>
        </table:content-validation>
        <table:content-validation table:name="val2" table:condition="of:is-true-formula(IF(ISBLANK([.B1]);&quot;&quot;;&quot;FRBT-&quot;&amp;COUNTA([.$B$1:.B4])))" table:allow-empty-cell="true" table:base-cell-address="Summary.A1">
          <table:help-message table:display="true"/>
          <table:error-message table:message-type="stop" table:title="Protected" table:display="false">
            <text:p>This is auto-calculated field</text:p>
          </table:error-message>
        </table:content-validation>
        <table:content-validation table:name="val3" table:condition="of:is-true-formula(IF(ISBLANK([.B1]);&quot;&quot;;&quot;FRBT-&quot;&amp;COUNTA([.$B$1:.B4])))" table:allow-empty-cell="true" table:base-cell-address="Summary.A1">
          <table:help-message table:display="true"/>
          <table:error-message table:message-type="stop" table:title="Protected" table:display="true">
            <text:p>This is auto-calculated field</text:p>
          </table:error-message>
        </table:content-validation>
      </table:content-validations>
      <table:table table:name="Summary" table:style-name="ta1">
        <office:forms form:automatic-focus="false" form:apply-design-mode="false"/>
        <table:table-column table:style-name="co1" table:default-cell-style-name="ce157"/>
        <table:table-column table:style-name="co2" table:default-cell-style-name="ce157"/>
        <table:table-column table:style-name="co3" table:number-columns-repeated="5" table:default-cell-style-name="ce157"/>
        <table:table-column table:style-name="co4" table:number-columns-repeated="2" table:default-cell-style-name="ce157"/>
        <table:table-column table:style-name="co5" table:default-cell-style-name="ce157"/>
        <table:table-column table:style-name="co6" table:default-cell-style-name="ce157"/>
        <table:table-column table:style-name="co5" table:number-columns-repeated="16373" table:default-cell-style-name="ce157"/>
        <table:table-row table:style-name="ro1">
          <table:table-cell table:style-name="ce152" office:value-type="string" calcext:value-type="string">
            <text:p>Lyft Ride App</text:p>
          </table:table-cell>
          <table:table-cell table:number-columns-repeated="16383"/>
        </table:table-row>
        <table:table-row table:style-name="ro2">
          <table:table-cell table:number-columns-repeated="16384"/>
        </table:table-row>
        <table:table-row table:style-name="ro3">
          <table:table-cell/>
          <table:table-cell table:style-name="ce158" office:value-type="string" calcext:value-type="string">
            <text:p>Test Type</text:p>
          </table:table-cell>
          <table:table-cell table:style-name="ce161" office:value-type="string" calcext:value-type="string">
            <text:p>Passed</text:p>
          </table:table-cell>
          <table:table-cell table:style-name="ce164" office:value-type="string" calcext:value-type="string">
            <text:p>Failed</text:p>
          </table:table-cell>
          <table:table-cell table:style-name="ce165" office:value-type="string" calcext:value-type="string">
            <text:p>Warning</text:p>
          </table:table-cell>
          <table:table-cell table:style-name="ce166" office:value-type="string" calcext:value-type="string">
            <text:p>Not Done</text:p>
          </table:table-cell>
          <table:table-cell table:style-name="ce167" office:value-type="string" calcext:value-type="string">
            <text:p>Total</text:p>
          </table:table-cell>
          <table:table-cell table:style-name="ce170" office:value-type="string" calcext:value-type="string">
            <text:p>Progress</text:p>
          </table:table-cell>
          <table:table-cell table:style-name="ce170" office:value-type="string" calcext:value-type="string">
            <text:p><text:s/>Readiness</text:p>
          </table:table-cell>
          <table:table-cell table:number-columns-repeated="16375"/>
        </table:table-row>
        <table:table-row table:style-name="ro4">
          <table:table-cell/>
          <table:table-cell table:style-name="ce159" office:value-type="string" calcext:value-type="string">
            <text:p>FUNCTIONAL</text:p>
          </table:table-cell>
          <table:table-cell table:style-name="ce162" table:formula="of:=COUNTIF([$Functional.$A:.$XFD];[.C$3])" office:value-type="float" office:value="57" calcext:value-type="float">
            <text:p>57</text:p>
          </table:table-cell>
          <table:table-cell table:style-name="ce162" table:formula="of:=COUNTIF([$Functional.$A:.$XFD];[.D$3])" office:value-type="float" office:value="0" calcext:value-type="float">
            <text:p>0</text:p>
          </table:table-cell>
          <table:table-cell table:style-name="ce162" table:formula="of:=COUNTIF([$Functional.$A:.$XFD];[.E$3])" office:value-type="float" office:value="0" calcext:value-type="float">
            <text:p>0</text:p>
          </table:table-cell>
          <table:table-cell table:style-name="ce162" table:formula="of:=COUNTIF([$Functional.$A:.$XFD];[.F$3])" office:value-type="float" office:value="0" calcext:value-type="float">
            <text:p>0</text:p>
          </table:table-cell>
          <table:table-cell table:style-name="ce168" table:formula="of:=SUM([.C4:.F4])" office:value-type="float" office:value="57" calcext:value-type="float">
            <text:p>57</text:p>
          </table:table-cell>
          <table:table-cell table:style-name="ce171" table:formula="of:=IFERROR(([.C4]+[.D4]+[.E4])/[.G4];0)" office:value-type="percentage" office:value="1" calcext:value-type="percentage">
            <text:p>100%</text:p>
          </table:table-cell>
          <table:table-cell table:style-name="ce171" table:formula="of:=IFERROR([.C4]/[.G4];0)" office:value-type="percentage" office:value="1" calcext:value-type="percentage">
            <text:p>100%</text:p>
          </table:table-cell>
          <table:table-cell table:number-columns-repeated="16375"/>
        </table:table-row>
        <table:table-row table:style-name="ro4">
          <table:table-cell/>
          <table:table-cell table:style-name="ce159" office:value-type="string" calcext:value-type="string">
            <text:p>Non-Functional</text:p>
          </table:table-cell>
          <table:table-cell table:style-name="ce163" table:formula="of:=COUNTIF([$'Non-Functional'.$A:.$XFD];[.C$3])" office:value-type="float" office:value="0" calcext:value-type="float">
            <text:p>0</text:p>
          </table:table-cell>
          <table:table-cell table:style-name="ce163" table:formula="of:=COUNTIF([$'Non-Functional'.$A:.$XFD];[.D$3])" office:value-type="float" office:value="0" calcext:value-type="float">
            <text:p>0</text:p>
          </table:table-cell>
          <table:table-cell table:style-name="ce163" table:formula="of:=COUNTIF([$'Non-Functional'.$A:.$XFD];[.E$3])" office:value-type="float" office:value="0" calcext:value-type="float">
            <text:p>0</text:p>
          </table:table-cell>
          <table:table-cell table:style-name="ce163" table:formula="of:=COUNTIF([$'Non-Functional'.$A:.$XFD];[.F$3])" office:value-type="float" office:value="0" calcext:value-type="float">
            <text:p>0</text:p>
          </table:table-cell>
          <table:table-cell table:style-name="ce169" table:formula="of:=SUM([.C5:.F5])" office:value-type="float" office:value="0" calcext:value-type="float">
            <text:p>0</text:p>
          </table:table-cell>
          <table:table-cell table:style-name="ce171" table:formula="of:=IFERROR(([.C5]+[.D5]+[.E5])/[.G5];0)" office:value-type="percentage" office:value="0" calcext:value-type="percentage">
            <text:p>0%</text:p>
          </table:table-cell>
          <table:table-cell table:style-name="ce171" table:formula="of:=IFERROR([.C5]/[.G5];0)" office:value-type="percentage" office:value="0" calcext:value-type="percentage">
            <text:p>0%</text:p>
          </table:table-cell>
          <table:table-cell table:number-columns-repeated="16375"/>
        </table:table-row>
        <table:table-row table:style-name="ro4">
          <table:table-cell/>
          <table:table-cell table:style-name="ce160" office:value-type="string" calcext:value-type="string">
            <text:p>Summary</text:p>
          </table:table-cell>
          <table:table-cell table:style-name="ce160" table:formula="of:=SUM([.C4:.C5])" office:value-type="float" office:value="57" calcext:value-type="float">
            <text:p>57</text:p>
          </table:table-cell>
          <table:table-cell table:style-name="ce160" table:formula="of:=SUM([.D4:.D5])" office:value-type="float" office:value="0" calcext:value-type="float">
            <text:p>0</text:p>
          </table:table-cell>
          <table:table-cell table:style-name="ce160" table:formula="of:=SUM([.E4:.E5])" office:value-type="float" office:value="0" calcext:value-type="float">
            <text:p>0</text:p>
          </table:table-cell>
          <table:table-cell table:style-name="ce160" table:formula="of:=SUM([.F4:.F5])" office:value-type="float" office:value="0" calcext:value-type="float">
            <text:p>0</text:p>
          </table:table-cell>
          <table:table-cell table:style-name="ce160" table:formula="of:=SUM([.G4:.G5])" office:value-type="float" office:value="57" calcext:value-type="float">
            <text:p>57</text:p>
          </table:table-cell>
          <table:table-cell table:style-name="ce172" table:formula="of:=IFERROR(([.C6]+[.D6]+[.E6])/[.G6];0)" office:value-type="percentage" office:value="1" calcext:value-type="percentage">
            <text:p>100%</text:p>
          </table:table-cell>
          <table:table-cell table:style-name="ce172" table:formula="of:=IFERROR([.C6]/[.G6];0)" office:value-type="percentage" office:value="1" calcext:value-type="percentage">
            <text:p>100%</text:p>
          </table:table-cell>
          <table:table-cell table:number-columns-repeated="16375"/>
        </table:table-row>
        <table:table-row table:style-name="ro3">
          <table:table-cell table:number-columns-repeated="16384"/>
        </table:table-row>
        <table:table-row table:style-name="ro5" table:number-rows-repeated="1048568">
          <table:table-cell table:number-columns-repeated="16384"/>
        </table:table-row>
        <table:table-row table:style-name="ro5">
          <table:table-cell table:number-columns-repeated="16384"/>
        </table:table-row>
      </table:table>
      <table:table table:name="Functional" table:style-name="ta2">
        <office:forms form:automatic-focus="false" form:apply-design-mode="false"/>
        <table:table-column table:style-name="co7" table:default-cell-style-name="ce121"/>
        <table:table-column table:style-name="co8" table:default-cell-style-name="ce133"/>
        <table:table-column table:style-name="co9" table:default-cell-style-name="ce133"/>
        <table:table-column table:style-name="co10" table:default-cell-style-name="ce133"/>
        <table:table-column table:style-name="co11" table:default-cell-style-name="ce133"/>
        <table:table-column table:style-name="co12" table:default-cell-style-name="ce133"/>
        <table:table-column table:style-name="co13" table:default-cell-style-name="ce133"/>
        <table:table-column table:style-name="co14" table:default-cell-style-name="ce133"/>
        <table:table-column table:style-name="co5" table:number-columns-repeated="16376" table:default-cell-style-name="ce133"/>
        <table:table-row table:style-name="ro1">
          <table:table-cell table:style-name="ce18" office:value-type="string" calcext:value-type="string">
            <text:p>Lyft ride app</text:p>
          </table:table-cell>
          <table:table-cell table:style-name="ce25"/>
          <table:table-cell table:style-name="ce34" table:number-columns-repeated="16382"/>
        </table:table-row>
        <table:table-row table:style-name="ro2">
          <table:table-cell table:style-name="ce19" office:value-type="string" calcext:value-type="string">
            <text:p>FNC</text:p>
          </table:table-cell>
          <table:table-cell table:style-name="ce26"/>
          <table:table-cell table:number-columns-repeated="2"/>
          <table:table-cell table:style-name="ce37"/>
          <table:table-cell table:style-name="ce43" table:number-columns-repeated="2"/>
          <table:table-cell table:style-name="ce46"/>
          <table:table-cell table:number-columns-repeated="16376"/>
        </table:table-row>
        <table:table-row table:style-name="ro2">
          <table:table-cell table:style-name="ce20" office:value-type="string" calcext:value-type="string">
            <text:p>ID</text:p>
          </table:table-cell>
          <table:table-cell table:style-name="ce27" office:value-type="string" calcext:value-type="string">
            <text:p>Subject</text:p>
          </table:table-cell>
          <table:table-cell table:style-name="ce27" office:value-type="string" calcext:value-type="string">
            <text:p>Description</text:p>
          </table:table-cell>
          <table:table-cell table:style-name="ce27" office:value-type="string" calcext:value-type="string">
            <text:p>Expected Result</text:p>
          </table:table-cell>
          <table:table-cell table:style-name="ce38"/>
          <table:table-cell table:style-name="ce38" office:value-type="string" calcext:value-type="string">
            <text:p>Comments</text:p>
          </table:table-cell>
          <table:table-cell table:style-name="ce38" office:value-type="string" calcext:value-type="string">
            <text:p>Tester</text:p>
          </table:table-cell>
          <table:table-cell table:style-name="ce38" office:value-type="string" calcext:value-type="string">
            <text:p>Date</text:p>
          </table:table-cell>
          <table:table-cell table:style-name="ce48" table:number-columns-repeated="16376"/>
        </table:table-row>
        <table:table-row table:style-name="ro6">
          <table:table-cell table:style-name="ce21"/>
          <table:table-cell table:style-name="ce28" table:number-columns-repeated="3"/>
          <table:table-cell table:style-name="ce39"/>
          <table:table-cell table:style-name="ce44" table:number-columns-repeated="3"/>
          <table:table-cell table:style-name="ce153" table:number-columns-repeated="16376"/>
        </table:table-row>
        <table:table-row table:style-name="ro7">
          <table:table-cell table:style-name="ce117"/>
          <table:table-cell table:style-name="ce126" office:value-type="string" calcext:value-type="string">
            <text:p>Smoke Test</text:p>
          </table:table-cell>
          <table:table-cell table:style-name="ce126" table:number-columns-repeated="2"/>
          <table:table-cell table:style-name="ce40" table:content-validation-name="val1"/>
          <table:table-cell table:style-name="ce147" table:number-columns-repeated="2"/>
          <table:table-cell table:style-name="ce150"/>
          <table:table-cell table:style-name="ce153" table:number-columns-repeated="16376"/>
        </table:table-row>
        <table:table-row table:style-name="ro8">
          <table:table-cell table:style-name="ce23" table:formula="of:=IF(ISBLANK(INDEX([.B:.B];ROW();1));&quot;&quot;;[.$A$2]&amp;&quot;-&quot;&amp;COUNTA([.$B$3]:INDEX([.B:.B];ROW();1))-1)" office:value-type="string" office:string-value="FNC-2" calcext:value-type="string">
            <text:p>FNC-2</text:p>
          </table:table-cell>
          <table:table-cell table:style-name="ce127" office:value-type="string" calcext:value-type="string">
            <text:p>Search for Rental Cars</text:p>
          </table:table-cell>
          <table:table-cell table:style-name="ce35" office:value-type="string" calcext:value-type="string">
            <text:p>The user can search for rental cars by location, date, and time.</text:p>
          </table:table-cell>
          <table:table-cell table:style-name="ce35" office:value-type="string" calcext:value-type="string">
            <text:p>1. The user enters the desired location, date, and time in the search bar. </text:p>
            <text:p>2. The user clicks on the search button. </text:p>
            <text:p>3. The system displays a list of rental cars that match the search criteria.</text:p>
          </table:table-cell>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8">
          <table:table-cell table:style-name="ce23" table:formula="of:=IF(ISBLANK(INDEX([.B:.B];ROW();1));&quot;&quot;;[.$A$2]&amp;&quot;-&quot;&amp;COUNTA([.$B$3]:INDEX([.B:.B];ROW();1))-1)" office:value-type="string" office:string-value="FNC-3" calcext:value-type="string">
            <text:p>FNC-3</text:p>
          </table:table-cell>
          <table:table-cell table:style-name="ce127" office:value-type="string" calcext:value-type="string">
            <text:p>Select a Rental Car</text:p>
          </table:table-cell>
          <table:table-cell table:style-name="ce35" office:value-type="string" calcext:value-type="string">
            <text:p>The user can select a rental car from the list of available cars.</text:p>
          </table:table-cell>
          <table:table-cell table:style-name="ce35" office:value-type="string" calcext:value-type="string">
            <text:p>1. The user clicks on the car that they want to select. </text:p>
            <text:p>2. The system displays more information about the car, such as the price, features, and availability. </text:p>
            <text:p>3. The user clicks on the "Book Now" button to book the car.</text:p>
          </table:table-cell>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8">
          <table:table-cell table:style-name="ce23" table:formula="of:=IF(ISBLANK(INDEX([.B:.B];ROW();1));&quot;&quot;;[.$A$2]&amp;&quot;-&quot;&amp;COUNTA([.$B$3]:INDEX([.B:.B];ROW();1))-1)" office:value-type="string" office:string-value="FNC-4" calcext:value-type="string">
            <text:p>FNC-4</text:p>
          </table:table-cell>
          <table:table-cell table:style-name="ce127" office:value-type="string" calcext:value-type="string">
            <text:p>Enter Personal Information</text:p>
          </table:table-cell>
          <table:table-cell table:style-name="ce35" office:value-type="string" calcext:value-type="string">
            <text:p>The user must enter their personal information, such as their name, address, and credit card number, to book a rental car.</text:p>
          </table:table-cell>
          <table:table-cell table:style-name="ce35" office:value-type="string" calcext:value-type="string">
            <text:p>1. The user enters their name, address, and credit card number in the appropriate fields. </text:p>
            <text:p>2. The user clicks on the "Submit" button.</text:p>
            <text:p>3. The system validates the information and books the car.</text:p>
          </table:table-cell>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8">
          <table:table-cell table:style-name="ce23" table:formula="of:=IF(ISBLANK(INDEX([.B:.B];ROW();1));&quot;&quot;;[.$A$2]&amp;&quot;-&quot;&amp;COUNTA([.$B$3]:INDEX([.B:.B];ROW();1))-1)" office:value-type="string" office:string-value="FNC-5" calcext:value-type="string">
            <text:p>FNC-5</text:p>
          </table:table-cell>
          <table:table-cell table:style-name="ce127" office:value-type="string" calcext:value-type="string">
            <text:p>Cancel a Reservation</text:p>
          </table:table-cell>
          <table:table-cell table:style-name="ce35" office:value-type="string" calcext:value-type="string">
            <text:p>The user can cancel a reservation before the cancellation deadline.</text:p>
          </table:table-cell>
          <table:table-cell table:style-name="ce35" office:value-type="string" calcext:value-type="string">
            <text:p>1. The user logs into their account. </text:p>
            <text:p>2. The user clicks on the "My Reservations" tab. </text:p>
            <text:p>3. The user clicks on the "Cancel Reservation" button next to the reservation that they want to cancel. 4. The system prompts the user to confirm the cancellation. 5. The user clicks on the "Confirm" button to cancel the reservation.</text:p>
          </table:table-cell>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9">
          <table:table-cell table:style-name="ce23" table:formula="of:=IF(ISBLANK(INDEX([.B:.B];ROW();1));&quot;&quot;;[.$A$2]&amp;&quot;-&quot;&amp;COUNTA([.$B$3]:INDEX([.B:.B];ROW();1))-1)" office:value-type="string" office:string-value="FNC-6" calcext:value-type="string">
            <text:p>FNC-6</text:p>
          </table:table-cell>
          <table:table-cell table:style-name="ce127" office:value-type="string" calcext:value-type="string">
            <text:p>Change a Reservation</text:p>
          </table:table-cell>
          <table:table-cell table:style-name="ce35" office:value-type="string" calcext:value-type="string">
            <text:p>The user can change a reservation before the cancellation deadline.</text:p>
          </table:table-cell>
          <table:table-cell table:style-name="ce35" office:value-type="string" calcext:value-type="string">
            <text:p>1. The user logs into their account. </text:p>
            <text:p>2. The user clicks on the "My Reservations" tab. </text:p>
            <text:p>3. The user clicks on the "Change Reservation" button next to the reservation that they want to change. </text:p>
            <text:p>4. The user makes the desired changes to the reservation. </text:p>
            <text:p>5. The user clicks on the "Submit" button. </text:p>
            <text:p>6. The system validates the changes and updates the reservation.</text:p>
          </table:table-cell>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8">
          <table:table-cell table:style-name="ce23" table:formula="of:=IF(ISBLANK(INDEX([.B:.B];ROW();1));&quot;&quot;;[.$A$2]&amp;&quot;-&quot;&amp;COUNTA([.$B$3]:INDEX([.B:.B];ROW();1))-1)" office:value-type="string" office:string-value="FNC-7" calcext:value-type="string">
            <text:p>FNC-7</text:p>
          </table:table-cell>
          <table:table-cell table:style-name="ce127" office:value-type="string" calcext:value-type="string">
            <text:p>Search for Rental Cars from different locations</text:p>
          </table:table-cell>
          <table:table-cell table:style-name="ce35" office:value-type="string" calcext:value-type="string">
            <text:p>Use VPN or User agent changing to verify that the content changes based on State</text:p>
          </table:table-cell>
          <table:table-cell table:style-name="ce35" office:value-type="string" calcext:value-type="string">
            <text:p>1. The user enters the desired location, date, and time in the search bar. </text:p>
            <text:p>2. The user clicks on the search button. </text:p>
            <text:p>3. The system displays a list of rental cars that match the search criteria.</text:p>
          </table:table-cell>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8">
          <table:table-cell table:style-name="ce23" table:formula="of:=IF(ISBLANK(INDEX([.B:.B];ROW();1));&quot;&quot;;[.$A$2]&amp;&quot;-&quot;&amp;COUNTA([.$B$3]:INDEX([.B:.B];ROW();1))-1)" office:value-type="string" office:string-value="FNC-8" calcext:value-type="string">
            <text:p>FNC-8</text:p>
          </table:table-cell>
          <table:table-cell table:style-name="ce127" office:value-type="string" calcext:value-type="string">
            <text:p>Select a Rental Car</text:p>
          </table:table-cell>
          <table:table-cell table:style-name="ce35" office:value-type="string" calcext:value-type="string">
            <text:p>The user can select a rental car from the list of available cars.</text:p>
          </table:table-cell>
          <table:table-cell table:style-name="ce35" office:value-type="string" calcext:value-type="string">
            <text:p>1. The user clicks on the car that they want to select. </text:p>
            <text:p>2. The system displays more information about the car, such as the price, features, and availability. </text:p>
            <text:p>3. The user clicks on the "Book Now" button to book the car.</text:p>
          </table:table-cell>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2">
          <table:table-cell table:style-name="ce119"/>
          <table:table-cell table:style-name="ce128" office:value-type="string" calcext:value-type="string">
            <text:p>Edge Cases</text:p>
          </table:table-cell>
          <table:table-cell table:style-name="ce128" table:number-columns-repeated="2"/>
          <table:table-cell table:style-name="ce42"/>
          <table:table-cell table:style-name="ce148" table:number-columns-repeated="2"/>
          <table:table-cell table:style-name="ce151"/>
          <table:table-cell table:style-name="ce155"/>
          <table:table-cell table:style-name="ce154" table:number-columns-repeated="16375"/>
        </table:table-row>
        <table:table-row table:style-name="ro10">
          <table:table-cell table:style-name="ce23" table:formula="of:=IF(ISBLANK(INDEX([.B:.B];ROW();1));&quot;&quot;;[.$A$2]&amp;&quot;-&quot;&amp;COUNTA([.$B$3]:INDEX([.B:.B];ROW();1))-1)" office:value-type="string" office:string-value="FNC-10" calcext:value-type="string">
            <text:p>FNC-10</text:p>
          </table:table-cell>
          <table:table-cell table:style-name="ce127" office:value-type="string" calcext:value-type="string">
            <text:p>The user selects a date range that is outside of the rental car company's operating hours.</text:p>
          </table:table-cell>
          <table:table-cell table:style-name="ce136" table:number-columns-repeated="2"/>
          <table:table-cell table:style-name="ce144" table:content-validation-name="val1" office:value-type="string" calcext:value-type="string">
            <text:p>Passed</text:p>
          </table:table-cell>
          <table:table-cell table:style-name="ce148" table:number-columns-repeated="2"/>
          <table:table-cell table:style-name="ce151"/>
          <table:table-cell table:style-name="ce156"/>
          <table:table-cell table:style-name="ce154" table:number-columns-repeated="16375"/>
        </table:table-row>
        <table:table-row table:style-name="ro10">
          <table:table-cell table:style-name="ce23" table:formula="of:=IF(ISBLANK(INDEX([.B:.B];ROW();1));&quot;&quot;;[.$A$2]&amp;&quot;-&quot;&amp;COUNTA([.$B$3]:INDEX([.B:.B];ROW();1))-1)" office:value-type="string" office:string-value="FNC-11" calcext:value-type="string">
            <text:p>FNC-11</text:p>
          </table:table-cell>
          <table:table-cell table:style-name="ce127" office:value-type="string" calcext:value-type="string">
            <text:p>The user selects a date range that is already booked.</text:p>
          </table:table-cell>
          <table:table-cell table:style-name="ce136" table:number-columns-repeated="2"/>
          <table:table-cell table:style-name="ce144" table:content-validation-name="val1" office:value-type="string" calcext:value-type="string">
            <text:p>Passed</text:p>
          </table:table-cell>
          <table:table-cell table:style-name="ce148" table:number-columns-repeated="2"/>
          <table:table-cell table:style-name="ce151"/>
          <table:table-cell table:style-name="ce156"/>
          <table:table-cell table:style-name="ce154" table:number-columns-repeated="16375"/>
        </table:table-row>
        <table:table-row table:style-name="ro10">
          <table:table-cell table:style-name="ce23" table:formula="of:=IF(ISBLANK(INDEX([.B:.B];ROW();1));&quot;&quot;;[.$A$2]&amp;&quot;-&quot;&amp;COUNTA([.$B$3]:INDEX([.B:.B];ROW();1))-1)" office:value-type="string" office:string-value="FNC-12" calcext:value-type="string">
            <text:p>FNC-12</text:p>
          </table:table-cell>
          <table:table-cell table:style-name="ce127" office:value-type="string" calcext:value-type="string">
            <text:p>The user tries to book a car that is not available.</text:p>
          </table:table-cell>
          <table:table-cell table:style-name="ce136" table:number-columns-repeated="2"/>
          <table:table-cell table:style-name="ce144" table:content-validation-name="val1" office:value-type="string" calcext:value-type="string">
            <text:p>Passed</text:p>
          </table:table-cell>
          <table:table-cell table:style-name="ce148" table:number-columns-repeated="2"/>
          <table:table-cell table:style-name="ce151"/>
          <table:table-cell table:style-name="ce156"/>
          <table:table-cell table:style-name="ce154" table:number-columns-repeated="16375"/>
        </table:table-row>
        <table:table-row table:style-name="ro10">
          <table:table-cell table:style-name="ce23" table:formula="of:=IF(ISBLANK(INDEX([.B:.B];ROW();1));&quot;&quot;;[.$A$2]&amp;&quot;-&quot;&amp;COUNTA([.$B$3]:INDEX([.B:.B];ROW();1))-1)" office:value-type="string" office:string-value="FNC-13" calcext:value-type="string">
            <text:p>FNC-13</text:p>
          </table:table-cell>
          <table:table-cell table:style-name="ce127" office:value-type="string" calcext:value-type="string">
            <text:p>The user enters invalid information, such as an incorrect birthdate or credit card number.</text:p>
          </table:table-cell>
          <table:table-cell table:style-name="ce136" table:number-columns-repeated="2"/>
          <table:table-cell table:style-name="ce144" table:content-validation-name="val1" office:value-type="string" calcext:value-type="string">
            <text:p>Passed</text:p>
          </table:table-cell>
          <table:table-cell table:style-name="ce148" table:number-columns-repeated="2"/>
          <table:table-cell table:style-name="ce151"/>
          <table:table-cell table:style-name="ce156"/>
          <table:table-cell table:style-name="ce154" table:number-columns-repeated="16375"/>
        </table:table-row>
        <table:table-row table:style-name="ro10">
          <table:table-cell table:style-name="ce23" table:formula="of:=IF(ISBLANK(INDEX([.B:.B];ROW();1));&quot;&quot;;[.$A$2]&amp;&quot;-&quot;&amp;COUNTA([.$B$3]:INDEX([.B:.B];ROW();1))-1)" office:value-type="string" office:string-value="FNC-14" calcext:value-type="string">
            <text:p>FNC-14</text:p>
          </table:table-cell>
          <table:table-cell table:style-name="ce127" office:value-type="string" calcext:value-type="string">
            <text:p>The user's browser crashes or loses internet connection during the booking process.</text:p>
          </table:table-cell>
          <table:table-cell table:style-name="ce136" table:number-columns-repeated="2"/>
          <table:table-cell table:style-name="ce144" table:content-validation-name="val1" office:value-type="string" calcext:value-type="string">
            <text:p>Passed</text:p>
          </table:table-cell>
          <table:table-cell table:style-name="ce148" table:number-columns-repeated="2"/>
          <table:table-cell table:style-name="ce151"/>
          <table:table-cell table:style-name="ce156"/>
          <table:table-cell table:style-name="ce154" table:number-columns-repeated="16375"/>
        </table:table-row>
        <table:table-row table:style-name="ro10">
          <table:table-cell table:style-name="ce23" table:formula="of:=IF(ISBLANK(INDEX([.B:.B];ROW();1));&quot;&quot;;[.$A$2]&amp;&quot;-&quot;&amp;COUNTA([.$B$3]:INDEX([.B:.B];ROW();1))-1)" office:value-type="string" office:string-value="FNC-15" calcext:value-type="string">
            <text:p>FNC-15</text:p>
          </table:table-cell>
          <table:table-cell table:style-name="ce127" office:value-type="string" calcext:value-type="string">
            <text:p>The rental car company's website or app experiences technical difficulties.</text:p>
          </table:table-cell>
          <table:table-cell table:style-name="ce136" table:number-columns-repeated="2"/>
          <table:table-cell table:style-name="ce144" table:content-validation-name="val1" office:value-type="string" calcext:value-type="string">
            <text:p>Passed</text:p>
          </table:table-cell>
          <table:table-cell table:style-name="ce148" table:number-columns-repeated="2"/>
          <table:table-cell table:style-name="ce151"/>
          <table:table-cell table:style-name="ce156"/>
          <table:table-cell table:style-name="ce154" table:number-columns-repeated="16375"/>
        </table:table-row>
        <table:table-row table:style-name="ro2">
          <table:table-cell table:style-name="ce23" table:formula="of:=IF(ISBLANK(INDEX([.B:.B];ROW();1));&quot;&quot;;[.$A$2]&amp;&quot;-&quot;&amp;COUNTA([.$B$3]:INDEX([.B:.B];ROW();1))-1)" office:value-type="string" office:string-value="FNC-16" calcext:value-type="string">
            <text:p>FNC-16</text:p>
          </table:table-cell>
          <table:table-cell table:style-name="ce31" office:value-type="string" calcext:value-type="string">
            <text:p>The user tries to cancel a reservation after the cancellation deadline has passed.</text:p>
          </table:table-cell>
          <table:table-cell table:style-name="ce136" table:number-columns-repeated="2"/>
          <table:table-cell table:style-name="ce144" table:content-validation-name="val1" office:value-type="string" calcext:value-type="string">
            <text:p>Passed</text:p>
          </table:table-cell>
          <table:table-cell table:style-name="ce148" table:number-columns-repeated="2"/>
          <table:table-cell table:style-name="ce151"/>
          <table:table-cell table:style-name="ce156"/>
          <table:table-cell table:style-name="ce154" table:number-columns-repeated="16375"/>
        </table:table-row>
        <table:table-row table:style-name="ro2">
          <table:table-cell table:style-name="ce23" table:formula="of:=IF(ISBLANK(INDEX([.B:.B];ROW();1));&quot;&quot;;[.$A$2]&amp;&quot;-&quot;&amp;COUNTA([.$B$3]:INDEX([.B:.B];ROW();1))-1)" office:value-type="string" office:string-value="FNC-17" calcext:value-type="string">
            <text:p>FNC-17</text:p>
          </table:table-cell>
          <table:table-cell table:style-name="ce31" office:value-type="string" calcext:value-type="string">
            <text:p>The user tries to change a reservation to a date range that is already booked.</text:p>
          </table:table-cell>
          <table:table-cell table:style-name="ce136" table:number-columns-repeated="2"/>
          <table:table-cell table:style-name="ce144" table:content-validation-name="val1" office:value-type="string" calcext:value-type="string">
            <text:p>Passed</text:p>
          </table:table-cell>
          <table:table-cell table:style-name="ce148" table:number-columns-repeated="2"/>
          <table:table-cell table:style-name="ce151"/>
          <table:table-cell table:style-name="ce156"/>
          <table:table-cell table:style-name="ce154" table:number-columns-repeated="16375"/>
        </table:table-row>
        <table:table-row table:style-name="ro10">
          <table:table-cell table:style-name="ce23" table:formula="of:=IF(ISBLANK(INDEX([.B:.B];ROW();1));&quot;&quot;;[.$A$2]&amp;&quot;-&quot;&amp;COUNTA([.$B$3]:INDEX([.B:.B];ROW();1))-1)" office:value-type="string" office:string-value="FNC-18" calcext:value-type="string">
            <text:p>FNC-18</text:p>
          </table:table-cell>
          <table:table-cell table:style-name="ce127" office:value-type="string" calcext:value-type="string">
            <text:p>The user tries to change a reservation to a car that is not available.</text:p>
          </table:table-cell>
          <table:table-cell table:style-name="ce136" table:number-columns-repeated="2"/>
          <table:table-cell table:style-name="ce144" table:content-validation-name="val1" office:value-type="string" calcext:value-type="string">
            <text:p>Passed</text:p>
          </table:table-cell>
          <table:table-cell table:style-name="ce148" table:number-columns-repeated="2"/>
          <table:table-cell table:style-name="ce151"/>
          <table:table-cell table:style-name="ce156"/>
          <table:table-cell table:style-name="ce154" table:number-columns-repeated="16375"/>
        </table:table-row>
        <table:table-row table:style-name="ro10">
          <table:table-cell table:style-name="ce23" table:formula="of:=IF(ISBLANK(INDEX([.B:.B];ROW();1));&quot;&quot;;[.$A$2]&amp;&quot;-&quot;&amp;COUNTA([.$B$3]:INDEX([.B:.B];ROW();1))-1)" office:value-type="string" office:string-value="FNC-19" calcext:value-type="string">
            <text:p>FNC-19</text:p>
          </table:table-cell>
          <table:table-cell table:style-name="ce127" office:value-type="string" calcext:value-type="string">
            <text:p>The user tries to make a reservation for a car that is not allowed in the city or state where they are traveling.</text:p>
          </table:table-cell>
          <table:table-cell table:style-name="ce136" table:number-columns-repeated="2"/>
          <table:table-cell table:style-name="ce144" table:content-validation-name="val1" office:value-type="string" calcext:value-type="string">
            <text:p>Passed</text:p>
          </table:table-cell>
          <table:table-cell table:style-name="ce148" table:number-columns-repeated="2"/>
          <table:table-cell table:style-name="ce151"/>
          <table:table-cell table:style-name="ce156"/>
          <table:table-cell table:style-name="ce154" table:number-columns-repeated="16375"/>
        </table:table-row>
        <table:table-row table:style-name="ro10">
          <table:table-cell table:style-name="ce23" table:formula="of:=IF(ISBLANK(INDEX([.B:.B];ROW();1));&quot;&quot;;[.$A$2]&amp;&quot;-&quot;&amp;COUNTA([.$B$3]:INDEX([.B:.B];ROW();1))-1)" office:value-type="string" office:string-value="FNC-20" calcext:value-type="string">
            <text:p>FNC-20</text:p>
          </table:table-cell>
          <table:table-cell table:style-name="ce130" office:value-type="string" calcext:value-type="string">
            <text:p>The user selects a date range that is outside of the rental car company's operating hours.</text:p>
          </table:table-cell>
          <table:table-cell table:style-name="ce137" table:number-columns-repeated="2"/>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table-cell table:style-name="ce153" table:number-columns-repeated="16375"/>
        </table:table-row>
        <table:table-row table:style-name="ro10">
          <table:table-cell table:style-name="ce23" table:formula="of:=IF(ISBLANK(INDEX([.B:.B];ROW();1));&quot;&quot;;[.$A$2]&amp;&quot;-&quot;&amp;COUNTA([.$B$3]:INDEX([.B:.B];ROW();1))-1)" office:value-type="string" office:string-value="FNC-21" calcext:value-type="string">
            <text:p>FNC-21</text:p>
          </table:table-cell>
          <table:table-cell table:style-name="ce127" office:value-type="string" calcext:value-type="string">
            <text:p>The user selects a date range that is already booked.</text:p>
          </table:table-cell>
          <table:table-cell table:style-name="ce137" table:number-columns-repeated="2"/>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10">
          <table:table-cell table:style-name="ce23" table:formula="of:=IF(ISBLANK(INDEX([.B:.B];ROW();1));&quot;&quot;;[.$A$2]&amp;&quot;-&quot;&amp;COUNTA([.$B$3]:INDEX([.B:.B];ROW();1))-1)" office:value-type="string" office:string-value="FNC-22" calcext:value-type="string">
            <text:p>FNC-22</text:p>
          </table:table-cell>
          <table:table-cell table:style-name="ce127" office:value-type="string" calcext:value-type="string">
            <text:p>The user tries to book a car that is not available.</text:p>
          </table:table-cell>
          <table:table-cell table:style-name="ce137" table:number-columns-repeated="2"/>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10">
          <table:table-cell table:style-name="ce23" table:formula="of:=IF(ISBLANK(INDEX([.B:.B];ROW();1));&quot;&quot;;[.$A$2]&amp;&quot;-&quot;&amp;COUNTA([.$B$3]:INDEX([.B:.B];ROW();1))-1)" office:value-type="string" office:string-value="FNC-23" calcext:value-type="string">
            <text:p>FNC-23</text:p>
          </table:table-cell>
          <table:table-cell table:style-name="ce127" office:value-type="string" calcext:value-type="string">
            <text:p>The user enters invalid information, such as an incorrect birthdate or credit card number.</text:p>
          </table:table-cell>
          <table:table-cell table:style-name="ce137" table:number-columns-repeated="2"/>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10">
          <table:table-cell table:style-name="ce23" table:formula="of:=IF(ISBLANK(INDEX([.B:.B];ROW();1));&quot;&quot;;[.$A$2]&amp;&quot;-&quot;&amp;COUNTA([.$B$3]:INDEX([.B:.B];ROW();1))-1)" office:value-type="string" office:string-value="FNC-24" calcext:value-type="string">
            <text:p>FNC-24</text:p>
          </table:table-cell>
          <table:table-cell table:style-name="ce127" office:value-type="string" calcext:value-type="string">
            <text:p>The user's browser crashes or loses internet connection during the booking process.</text:p>
          </table:table-cell>
          <table:table-cell table:style-name="ce137" table:number-columns-repeated="2"/>
          <table:table-cell table:style-name="ce142" table:content-validation-name="val1" office:value-type="string" calcext:value-type="string">
            <text:p>Passed</text:p>
          </table:table-cell>
          <table:table-cell table:style-name="ce147" table:number-columns-repeated="2"/>
          <table:table-cell table:style-name="ce150"/>
          <table:table-cell table:style-name="ce154" table:number-columns-repeated="16376"/>
        </table:table-row>
        <table:table-row table:style-name="ro2">
          <table:table-cell table:style-name="ce23" table:formula="of:=IF(ISBLANK(INDEX([.B:.B];ROW();1));&quot;&quot;;[.$A$2]&amp;&quot;-&quot;&amp;COUNTA([.$B$3]:INDEX([.B:.B];ROW();1))-1)" office:value-type="string" office:string-value="FNC-25" calcext:value-type="string">
            <text:p>FNC-25</text:p>
          </table:table-cell>
          <table:table-cell table:style-name="ce32" office:value-type="string" calcext:value-type="string">
            <text:p>The rental car company's website or app experiences technical difficulties.</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2">
          <table:table-cell table:style-name="ce23" table:formula="of:=IF(ISBLANK(INDEX([.B:.B];ROW();1));&quot;&quot;;[.$A$2]&amp;&quot;-&quot;&amp;COUNTA([.$B$3]:INDEX([.B:.B];ROW();1))-1)" office:value-type="string" office:string-value="FNC-26" calcext:value-type="string">
            <text:p>FNC-26</text:p>
          </table:table-cell>
          <table:table-cell table:style-name="ce32" office:value-type="string" calcext:value-type="string">
            <text:p>The user tries to cancel a reservation after the cancellation deadline has passed.</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2">
          <table:table-cell table:style-name="ce23" table:formula="of:=IF(ISBLANK(INDEX([.B:.B];ROW();1));&quot;&quot;;[.$A$2]&amp;&quot;-&quot;&amp;COUNTA([.$B$3]:INDEX([.B:.B];ROW();1))-1)" office:value-type="string" office:string-value="FNC-27" calcext:value-type="string">
            <text:p>FNC-27</text:p>
          </table:table-cell>
          <table:table-cell table:style-name="ce32" office:value-type="string" calcext:value-type="string">
            <text:p>The user tries to change a reservation to a date range that is already booked.</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2">
          <table:table-cell table:style-name="ce23" table:formula="of:=IF(ISBLANK(INDEX([.B:.B];ROW();1));&quot;&quot;;[.$A$2]&amp;&quot;-&quot;&amp;COUNTA([.$B$3]:INDEX([.B:.B];ROW();1))-1)" office:value-type="string" office:string-value="FNC-28" calcext:value-type="string">
            <text:p>FNC-28</text:p>
          </table:table-cell>
          <table:table-cell table:style-name="ce32" office:value-type="string" calcext:value-type="string">
            <text:p>The user tries to change a reservation to a car that is not available.</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11">
          <table:table-cell table:style-name="ce23" table:formula="of:=IF(ISBLANK(INDEX([.B:.B];ROW();1));&quot;&quot;;[.$A$2]&amp;&quot;-&quot;&amp;COUNTA([.$B$3]:INDEX([.B:.B];ROW();1))-1)" office:value-type="string" office:string-value="FNC-29" calcext:value-type="string">
            <text:p>FNC-29</text:p>
          </table:table-cell>
          <table:table-cell table:style-name="ce32" office:value-type="string" calcext:value-type="string">
            <text:p>The user tries to make a reservation for a car that is not allowed in the city or state where they are traveling.</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2">
          <table:table-cell table:style-name="ce23" table:formula="of:=IF(ISBLANK(INDEX([.B:.B];ROW();1));&quot;&quot;;[.$A$2]&amp;&quot;-&quot;&amp;COUNTA([.$B$3]:INDEX([.B:.B];ROW();1))-1)" office:value-type="string" office:string-value="FNC-30" calcext:value-type="string">
            <text:p>FNC-30</text:p>
          </table:table-cell>
          <table:table-cell table:style-name="ce32" office:value-type="string" calcext:value-type="string">
            <text:p>The user tries to make a reservation for a car that is not allowed in the rental car company's fleet.</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11">
          <table:table-cell table:style-name="ce23" table:formula="of:=IF(ISBLANK(INDEX([.B:.B];ROW();1));&quot;&quot;;[.$A$2]&amp;&quot;-&quot;&amp;COUNTA([.$B$3]:INDEX([.B:.B];ROW();1))-1)" office:value-type="string" office:string-value="FNC-31" calcext:value-type="string">
            <text:p>FNC-31</text:p>
          </table:table-cell>
          <table:table-cell table:style-name="ce32" office:value-type="string" calcext:value-type="string">
            <text:p>The user tries to make a reservation for a car that is not the same make and model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2">
          <table:table-cell table:style-name="ce23" table:formula="of:=IF(ISBLANK(INDEX([.B:.B];ROW();1));&quot;&quot;;[.$A$2]&amp;&quot;-&quot;&amp;COUNTA([.$B$3]:INDEX([.B:.B];ROW();1))-1)" office:value-type="string" office:string-value="FNC-32" calcext:value-type="string">
            <text:p>FNC-32</text:p>
          </table:table-cell>
          <table:table-cell table:style-name="ce32" office:value-type="string" calcext:value-type="string">
            <text:p>The user tries to make a reservation for a car that is not the same color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2">
          <table:table-cell table:style-name="ce23" table:formula="of:=IF(ISBLANK(INDEX([.B:.B];ROW();1));&quot;&quot;;[.$A$2]&amp;&quot;-&quot;&amp;COUNTA([.$B$3]:INDEX([.B:.B];ROW();1))-1)" office:value-type="string" office:string-value="FNC-33" calcext:value-type="string">
            <text:p>FNC-33</text:p>
          </table:table-cell>
          <table:table-cell table:style-name="ce32" office:value-type="string" calcext:value-type="string">
            <text:p>The user tries to make a reservation for a car that is not the same class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2">
          <table:table-cell table:style-name="ce23" table:formula="of:=IF(ISBLANK(INDEX([.B:.B];ROW();1));&quot;&quot;;[.$A$2]&amp;&quot;-&quot;&amp;COUNTA([.$B$3]:INDEX([.B:.B];ROW();1))-1)" office:value-type="string" office:string-value="FNC-34" calcext:value-type="string">
            <text:p>FNC-34</text:p>
          </table:table-cell>
          <table:table-cell table:style-name="ce32" office:value-type="string" calcext:value-type="string">
            <text:p>The user tries to make a reservation for a car that is not the same size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2">
          <table:table-cell table:style-name="ce23" table:formula="of:=IF(ISBLANK(INDEX([.B:.B];ROW();1));&quot;&quot;;[.$A$2]&amp;&quot;-&quot;&amp;COUNTA([.$B$3]:INDEX([.B:.B];ROW();1))-1)" office:value-type="string" office:string-value="FNC-35" calcext:value-type="string">
            <text:p>FNC-35</text:p>
          </table:table-cell>
          <table:table-cell table:style-name="ce32" office:value-type="string" calcext:value-type="string">
            <text:p>The user tries to make a reservation for a car that is not the same fuel type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4"/>
          <table:table-cell table:style-name="ce154" table:number-columns-repeated="16375"/>
        </table:table-row>
        <table:table-row table:style-name="ro11">
          <table:table-cell table:style-name="ce23" table:formula="of:=IF(ISBLANK(INDEX([.B:.B];ROW();1));&quot;&quot;;[.$A$2]&amp;&quot;-&quot;&amp;COUNTA([.$B$3]:INDEX([.B:.B];ROW();1))-1)" office:value-type="string" office:string-value="FNC-36" calcext:value-type="string">
            <text:p>FNC-36</text:p>
          </table:table-cell>
          <table:table-cell table:style-name="ce32" office:value-type="string" calcext:value-type="string">
            <text:p>The user tries to make a reservation for a car that is not the same transmission type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37" calcext:value-type="string">
            <text:p>FNC-37</text:p>
          </table:table-cell>
          <table:table-cell table:style-name="ce32" office:value-type="string" calcext:value-type="string">
            <text:p>The user tries to make a reservation for a car that is not the same number of seats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38" calcext:value-type="string">
            <text:p>FNC-38</text:p>
          </table:table-cell>
          <table:table-cell table:style-name="ce32" office:value-type="string" calcext:value-type="string">
            <text:p>The user tries to make a reservation for a car that is not the same safety features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2">
          <table:table-cell table:style-name="ce23" table:formula="of:=IF(ISBLANK(INDEX([.B:.B];ROW();1));&quot;&quot;;[.$A$2]&amp;&quot;-&quot;&amp;COUNTA([.$B$3]:INDEX([.B:.B];ROW();1))-1)" office:value-type="string" office:string-value="FNC-39" calcext:value-type="string">
            <text:p>FNC-39</text:p>
          </table:table-cell>
          <table:table-cell table:style-name="ce32" office:value-type="string" calcext:value-type="string">
            <text:p>The user tries to make a reservation for a car that is not the same amenities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40" calcext:value-type="string">
            <text:p>FNC-40</text:p>
          </table:table-cell>
          <table:table-cell table:style-name="ce32" office:value-type="string" calcext:value-type="string">
            <text:p>The user tries to make a reservation for a car that is not the same insurance coverage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41" calcext:value-type="string">
            <text:p>FNC-41</text:p>
          </table:table-cell>
          <table:table-cell table:style-name="ce32" office:value-type="string" calcext:value-type="string">
            <text:p>The user tries to make a reservation for a car that is not the same payment terms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42" calcext:value-type="string">
            <text:p>FNC-42</text:p>
          </table:table-cell>
          <table:table-cell table:style-name="ce32" office:value-type="string" calcext:value-type="string">
            <text:p>The user tries to make a reservation for a car that is not the same pickup and drop-off location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43" calcext:value-type="string">
            <text:p>FNC-43</text:p>
          </table:table-cell>
          <table:table-cell table:style-name="ce32" office:value-type="string" calcext:value-type="string">
            <text:p>The user tries to make a reservation for a car that is not the same driver age requirement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44" calcext:value-type="string">
            <text:p>FNC-44</text:p>
          </table:table-cell>
          <table:table-cell table:style-name="ce32" office:value-type="string" calcext:value-type="string">
            <text:p>The user tries to make a reservation for a car that is not the same driver license requirement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45" calcext:value-type="string">
            <text:p>FNC-45</text:p>
          </table:table-cell>
          <table:table-cell table:style-name="ce32" office:value-type="string" calcext:value-type="string">
            <text:p>The user tries to make a reservation for a car that is not the same credit card requirement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46" calcext:value-type="string">
            <text:p>FNC-46</text:p>
          </table:table-cell>
          <table:table-cell table:style-name="ce32" office:value-type="string" calcext:value-type="string">
            <text:p>The user tries to make a reservation for a car that is not the same passport requirement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47" calcext:value-type="string">
            <text:p>FNC-47</text:p>
          </table:table-cell>
          <table:table-cell table:style-name="ce32" office:value-type="string" calcext:value-type="string">
            <text:p>The user tries to make a reservation for a car that is not the same visa requirement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48" calcext:value-type="string">
            <text:p>FNC-48</text:p>
          </table:table-cell>
          <table:table-cell table:style-name="ce32" office:value-type="string" calcext:value-type="string">
            <text:p>The user tries to make a reservation for a car that is not the same age requirement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49" calcext:value-type="string">
            <text:p>FNC-49</text:p>
          </table:table-cell>
          <table:table-cell table:style-name="ce32" office:value-type="string" calcext:value-type="string">
            <text:p>The user tries to make a reservation for a car that is not the same weight requirement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50" calcext:value-type="string">
            <text:p>FNC-50</text:p>
          </table:table-cell>
          <table:table-cell table:style-name="ce32" office:value-type="string" calcext:value-type="string">
            <text:p>The user tries to make a reservation for a car that is not the same height requirement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51" calcext:value-type="string">
            <text:p>FNC-51</text:p>
          </table:table-cell>
          <table:table-cell table:style-name="ce32" office:value-type="string" calcext:value-type="string">
            <text:p>The user tries to make a reservation for a car that is not the same number of passengers requirement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52" calcext:value-type="string">
            <text:p>FNC-52</text:p>
          </table:table-cell>
          <table:table-cell table:style-name="ce32" office:value-type="string" calcext:value-type="string">
            <text:p>The user tries to make a reservation for a car that is not the same luggage capacity requirement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53" calcext:value-type="string">
            <text:p>FNC-53</text:p>
          </table:table-cell>
          <table:table-cell table:style-name="ce32" office:value-type="string" calcext:value-type="string">
            <text:p>The user tries to make a reservation for a car that is not the same smoking policy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2">
          <table:table-cell table:style-name="ce23" table:formula="of:=IF(ISBLANK(INDEX([.B:.B];ROW();1));&quot;&quot;;[.$A$2]&amp;&quot;-&quot;&amp;COUNTA([.$B$3]:INDEX([.B:.B];ROW();1))-1)" office:value-type="string" office:string-value="FNC-54" calcext:value-type="string">
            <text:p>FNC-54</text:p>
          </table:table-cell>
          <table:table-cell table:style-name="ce32" office:value-type="string" calcext:value-type="string">
            <text:p>The user tries to make a reservation for a car that is not the same pet policy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2">
          <table:table-cell table:style-name="ce23" table:formula="of:=IF(ISBLANK(INDEX([.B:.B];ROW();1));&quot;&quot;;[.$A$2]&amp;&quot;-&quot;&amp;COUNTA([.$B$3]:INDEX([.B:.B];ROW();1))-1)" office:value-type="string" office:string-value="FNC-55" calcext:value-type="string">
            <text:p>FNC-55</text:p>
          </table:table-cell>
          <table:table-cell table:style-name="ce32" office:value-type="string" calcext:value-type="string">
            <text:p>The user tries to make a reservation for a car that is not the same Wi-Fi policy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2">
          <table:table-cell table:style-name="ce23" table:formula="of:=IF(ISBLANK(INDEX([.B:.B];ROW();1));&quot;&quot;;[.$A$2]&amp;&quot;-&quot;&amp;COUNTA([.$B$3]:INDEX([.B:.B];ROW();1))-1)" office:value-type="string" office:string-value="FNC-56" calcext:value-type="string">
            <text:p>FNC-56</text:p>
          </table:table-cell>
          <table:table-cell table:style-name="ce32" office:value-type="string" calcext:value-type="string">
            <text:p>The user tries to make a reservation for a car that is not the same GPS policy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57" calcext:value-type="string">
            <text:p>FNC-57</text:p>
          </table:table-cell>
          <table:table-cell table:style-name="ce32" office:value-type="string" calcext:value-type="string">
            <text:p>The user tries to make a reservation for a car that is not the same entertainment system policy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11">
          <table:table-cell table:style-name="ce23" table:formula="of:=IF(ISBLANK(INDEX([.B:.B];ROW();1));&quot;&quot;;[.$A$2]&amp;&quot;-&quot;&amp;COUNTA([.$B$3]:INDEX([.B:.B];ROW();1))-1)" office:value-type="string" office:string-value="FNC-58" calcext:value-type="string">
            <text:p>FNC-58</text:p>
          </table:table-cell>
          <table:table-cell table:style-name="ce32" office:value-type="string" calcext:value-type="string">
            <text:p>The user tries to make a reservation for a car that is not the same child safety seat policy as the car they selected.</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2">
          <table:table-cell table:style-name="ce23" table:formula="of:=IF(ISBLANK(INDEX([.B:.B];ROW();1));&quot;&quot;;[.$A$2]&amp;&quot;-&quot;&amp;COUNTA([.$B$3]:INDEX([.B:.B];ROW();1))-1)" office:value-type="string" office:string-value="FNC-59" calcext:value-type="string">
            <text:p>FNC-59</text:p>
          </table:table-cell>
          <table:table-cell table:style-name="ce32" office:value-type="string" calcext:value-type="string">
            <text:p>The user tries to make a reservation for a car that is not the same</text:p>
          </table:table-cell>
          <table:table-cell table:style-name="ce137"/>
          <table:table-cell/>
          <table:table-cell table:style-name="ce142" table:content-validation-name="val1" office:value-type="string" calcext:value-type="string">
            <text:p>Passed</text:p>
          </table:table-cell>
          <table:table-cell table:number-columns-repeated="16379"/>
        </table:table-row>
        <table:table-row table:style-name="ro2" table:number-rows-repeated="12">
          <table:table-cell table:style-name="ce120"/>
          <table:table-cell table:style-name="ce132" table:number-columns-repeated="8"/>
          <table:table-cell table:number-columns-repeated="16375"/>
        </table:table-row>
        <table:table-row table:style-name="ro2" table:number-rows-repeated="4">
          <table:table-cell/>
          <table:table-cell table:style-name="ce132" table:number-columns-repeated="8"/>
          <table:table-cell table:number-columns-repeated="16375"/>
        </table:table-row>
        <table:table-row table:style-name="ro2" table:number-rows-repeated="96">
          <table:table-cell table:number-columns-repeated="2"/>
          <table:table-cell table:style-name="ce132"/>
          <table:table-cell table:number-columns-repeated="16381"/>
        </table:table-row>
        <table:table-row table:style-name="ro2" table:number-rows-repeated="1048400">
          <table:table-cell table:number-columns-repeated="16384"/>
        </table:table-row>
        <table:table-row table:style-name="ro2">
          <table:table-cell table:number-columns-repeated="16384"/>
        </table:table-row>
        <table:named-expressions>
          <table:named-expression table:name="Z_6819BBAE_5C06_44BE_AEDC_784CCDE9647A_.wvu.Cols" table:base-cell-address="$Summary.$A$1" table:expression=""/>
          <table:named-expression table:name="Z_6819BBAE_5C06_44BE_AEDC_784CCDE9647A_.wvu.Rows" table:base-cell-address="$Summary.$A$1" table:expression=""/>
          <table:named-expression table:name="Z_8A752F47_0E23_43FC_8AC9_FD13182A4186_.wvu.Cols" table:base-cell-address="$Summary.$A$1" table:expression=""/>
          <table:named-expression table:name="Z_8C618DEB_E588_47F5_B18B_783791876B7E_.wvu.Cols" table:base-cell-address="$Summary.$A$1" table:expression=""/>
          <table:named-expression table:name="Z_F2DF7111_A049_439C_ABA0_6E89FAA2C3E7_.wvu.Rows" table:base-cell-address="$Summary.$A$1" table:expression=""/>
        </table:named-expressions>
        <calcext:conditional-formats>
          <calcext:conditional-format calcext:target-range-address="Functional.A1:Functional.A1048576">
            <calcext:condition calcext:apply-style-name="ConditionalStyle_34" calcext:value="formula-is(IF(OR(ISBLANK([.B1]);ROW([.B1])=1;ROW([.B1])=2;ROW([.B1])=3);FALSE();TRUE()))" calcext:base-cell-address="Functional.A1"/>
          </calcext:conditional-format>
          <calcext:conditional-format calcext:target-range-address="Functional.A1:Functional.XFD5 Functional.A191:Functional.XFD1048576 Functional.A24:Functional.XFD24 Functional.A6:Functional.A12 Functional.E6:Functional.XFD12 Functional.A14:Functional.A63 Functional.J13:Functional.XFD23 Functional.A176:Functional.I190 Functional.J25:Functional.XFD190 Functional.A76:Functional.A190 Functional.C25:Functional.I63 Functional.A80:Functional.B175 Functional.D80:Functional.I175">
            <calcext:condition calcext:apply-style-name="ConditionalStyle_39" calcext:value="=&quot;Passed&quot;" calcext:base-cell-address="Functional.A1"/>
            <calcext:condition calcext:apply-style-name="ConditionalStyle_38" calcext:value="=&quot;Failed&quot;" calcext:base-cell-address="Functional.A1"/>
            <calcext:condition calcext:apply-style-name="ConditionalStyle_37" calcext:value="=&quot;Warning&quot;" calcext:base-cell-address="Functional.A1"/>
            <calcext:condition calcext:apply-style-name="ConditionalStyle_36" calcext:value="=&quot;N/A&quot;" calcext:base-cell-address="Functional.A1"/>
            <calcext:condition calcext:apply-style-name="ConditionalStyle_35" calcext:value="=&quot;Not Done&quot;" calcext:base-cell-address="Functional.A1"/>
          </calcext:conditional-format>
        </calcext:conditional-formats>
      </table:table>
      <table:table table:name="Non-Functional" table:style-name="ta3">
        <office:forms form:automatic-focus="false" form:apply-design-mode="false"/>
        <table:table-column table:style-name="co7" table:default-cell-style-name="ce58"/>
        <table:table-column table:style-name="co15" table:default-cell-style-name="ce66"/>
        <table:table-column table:style-name="co16" table:default-cell-style-name="ce66"/>
        <table:table-column table:style-name="co17" table:default-cell-style-name="ce66"/>
        <table:table-column table:style-name="co18" table:default-cell-style-name="ce66"/>
        <table:table-column-group>
          <table:table-column table:style-name="co19" table:default-cell-style-name="ce66"/>
          <table:table-column table:style-name="co20" table:default-cell-style-name="ce66"/>
          <table:table-column table:style-name="co21" table:default-cell-style-name="ce66"/>
        </table:table-column-group>
        <table:table-column table:style-name="co5" table:number-columns-repeated="16376" table:default-cell-style-name="ce66"/>
        <table:table-row table:style-name="ro1">
          <table:table-cell table:style-name="ce51" office:value-type="string" calcext:value-type="string">
            <text:p>Lyft ride app</text:p>
          </table:table-cell>
          <table:table-cell table:style-name="ce60"/>
          <table:table-cell table:number-columns-repeated="2"/>
          <table:table-cell table:style-name="ce60"/>
          <table:table-cell table:number-columns-repeated="16379"/>
        </table:table-row>
        <table:table-row table:style-name="ro2">
          <table:table-cell table:style-name="ce52" office:value-type="string" calcext:value-type="string">
            <text:p>EXP</text:p>
          </table:table-cell>
          <table:table-cell table:style-name="ce61" table:number-columns-repeated="2"/>
          <table:table-cell/>
          <table:table-cell table:style-name="ce70"/>
          <table:table-cell table:style-name="ce76" table:number-columns-repeated="2"/>
          <table:table-cell table:style-name="ce80"/>
          <table:table-cell table:number-columns-repeated="16376"/>
        </table:table-row>
        <table:table-row table:style-name="ro2">
          <table:table-cell table:style-name="ce53" office:value-type="string" calcext:value-type="string">
            <text:p>ID</text:p>
          </table:table-cell>
          <table:table-cell table:style-name="ce62" office:value-type="string" calcext:value-type="string">
            <text:p>Subject</text:p>
          </table:table-cell>
          <table:table-cell table:style-name="ce62" office:value-type="string" calcext:value-type="string">
            <text:p>Description</text:p>
          </table:table-cell>
          <table:table-cell table:style-name="ce62" office:value-type="string" calcext:value-type="string">
            <text:p>Expected Result</text:p>
          </table:table-cell>
          <table:table-cell table:style-name="ce71"/>
          <table:table-cell table:style-name="ce77" office:value-type="string" calcext:value-type="string">
            <text:p>Comments</text:p>
          </table:table-cell>
          <table:table-cell table:style-name="ce77" office:value-type="string" calcext:value-type="string">
            <text:p>Tester</text:p>
          </table:table-cell>
          <table:table-cell table:style-name="ce77" office:value-type="string" calcext:value-type="string">
            <text:p>Date</text:p>
          </table:table-cell>
          <table:table-cell table:style-name="ce82" table:number-columns-repeated="16376"/>
        </table:table-row>
        <table:table-row table:style-name="ro2">
          <table:table-cell table:style-name="ce54" office:value-type="string" calcext:value-type="string">
            <text:p>Name</text:p>
          </table:table-cell>
          <table:table-cell table:style-name="ce63" table:number-columns-repeated="3"/>
          <table:table-cell table:style-name="ce72" table:content-validation-name="val1"/>
          <table:table-cell table:style-name="ce78" table:number-columns-repeated="3"/>
          <table:table-cell table:style-name="ce83" table:number-columns-repeated="16376"/>
        </table:table-row>
        <table:table-row table:style-name="ro2">
          <table:table-cell table:style-name="ce55"/>
          <table:table-cell table:style-name="ce64" table:number-columns-repeated="3"/>
          <table:table-cell table:style-name="ce72" table:content-validation-name="val1"/>
          <table:table-cell table:style-name="ce79" table:number-columns-repeated="2"/>
          <table:table-cell table:style-name="ce81"/>
          <table:table-cell table:style-name="ce83" table:number-columns-repeated="16376"/>
        </table:table-row>
        <table:table-row-group>
          <table:table-row table:style-name="ro12">
            <table:table-cell table:style-name="ce56" table:content-validation-name="val2" table:formula="of:=IF(ISBLANK(INDEX([.B:.B];ROW();1));&quot;&quot;;[.$A$2]&amp;&quot;-&quot;&amp;COUNTA([.$B$3]:INDEX([.B:.B];ROW();1))-1)" office:value-type="string" office:string-value="EXP-1" calcext:value-type="string">
              <text:p>EXP-1</text:p>
            </table:table-cell>
            <table:table-cell table:style-name="ce65" office:value-type="string" calcext:value-type="string">
              <text:p>Test reserving a car with gradually increasing number of user</text:p>
            </table:table-cell>
            <table:table-cell table:style-name="ce67" office:value-type="string" calcext:value-type="string">
              <text:p>50, 100, 1000, 2000, 3000, 10000</text:p>
            </table:table-cell>
            <table:table-cell table:style-name="ce67"/>
            <table:table-cell table:style-name="ce73" table:content-validation-name="val1" office:value-type="string" calcext:value-type="string">
              <text:p>N/A</text:p>
            </table:table-cell>
            <table:table-cell table:style-name="ce79" table:number-columns-repeated="2"/>
            <table:table-cell table:style-name="ce81"/>
            <table:table-cell table:style-name="ce84" table:number-columns-repeated="16376"/>
          </table:table-row>
          <table:table-row table:style-name="ro12">
            <table:table-cell table:style-name="ce56" table:content-validation-name="val2" table:formula="of:=IF(ISBLANK(INDEX([.B:.B];ROW();1));&quot;&quot;;[.$A$2]&amp;&quot;-&quot;&amp;COUNTA([.$B$3]:INDEX([.B:.B];ROW();1))-1)" office:value-type="string" office:string-value="EXP-2" calcext:value-type="string">
              <text:p>EXP-2</text:p>
            </table:table-cell>
            <table:table-cell table:style-name="ce65" office:value-type="string" calcext:value-type="string">
              <text:p>Test reserving a car with 100000 user</text:p>
            </table:table-cell>
            <table:table-cell table:style-name="ce67" office:value-type="string" calcext:value-type="string">
              <text:p>verify how app behaves when crashed</text:p>
            </table:table-cell>
            <table:table-cell table:style-name="ce67"/>
            <table:table-cell table:style-name="ce73" table:content-validation-name="val1" office:value-type="string" calcext:value-type="string">
              <text:p>N/A</text:p>
            </table:table-cell>
            <table:table-cell table:style-name="ce79" table:number-columns-repeated="2"/>
            <table:table-cell table:style-name="ce81"/>
            <table:table-cell table:style-name="ce84" table:number-columns-repeated="16376"/>
          </table:table-row>
          <table:table-row table:style-name="ro12">
            <table:table-cell table:style-name="ce56" table:content-validation-name="val2" table:formula="of:=IF(ISBLANK(INDEX([.B:.B];ROW();1));&quot;&quot;;[.$A$2]&amp;&quot;-&quot;&amp;COUNTA([.$B$3]:INDEX([.B:.B];ROW();1))-1)" office:value-type="string" office:string-value="EXP-3" calcext:value-type="string">
              <text:p>EXP-3</text:p>
            </table:table-cell>
            <table:table-cell table:style-name="ce65" office:value-type="string" calcext:value-type="string">
              <text:p>Test usability of lyft ride app with lighthouse</text:p>
            </table:table-cell>
            <table:table-cell table:style-name="ce67" office:value-type="string" calcext:value-type="string">
              <text:p>verify that usability score is highg</text:p>
            </table:table-cell>
            <table:table-cell table:style-name="ce67"/>
            <table:table-cell table:style-name="ce73" table:content-validation-name="val1" office:value-type="string" calcext:value-type="string">
              <text:p>N/A</text:p>
            </table:table-cell>
            <table:table-cell table:style-name="ce79" table:number-columns-repeated="2"/>
            <table:table-cell table:style-name="ce81"/>
            <table:table-cell table:style-name="ce84" table:number-columns-repeated="16376"/>
          </table:table-row>
          <table:table-row table:style-name="ro12">
            <table:table-cell table:style-name="ce56" table:content-validation-name="val2" table:formula="of:=IF(ISBLANK(INDEX([.B:.B];ROW();1));&quot;&quot;;[.$A$2]&amp;&quot;-&quot;&amp;COUNTA([.$B$3]:INDEX([.B:.B];ROW();1))-1)" office:value-type="string" office:string-value="EXP-4" calcext:value-type="string">
              <text:p>EXP-4</text:p>
            </table:table-cell>
            <table:table-cell table:style-name="ce65" office:value-type="string" calcext:value-type="string">
              <text:p>Test accessibility of lyft ride app with lighthouse</text:p>
            </table:table-cell>
            <table:table-cell table:style-name="ce67" office:value-type="string" calcext:value-type="string">
              <text:p>verify that accessibility score is highg</text:p>
            </table:table-cell>
            <table:table-cell table:style-name="ce67"/>
            <table:table-cell table:style-name="ce73" table:content-validation-name="val1" office:value-type="string" calcext:value-type="string">
              <text:p>N/A</text:p>
            </table:table-cell>
            <table:table-cell table:style-name="ce79" table:number-columns-repeated="2"/>
            <table:table-cell table:style-name="ce81"/>
            <table:table-cell table:style-name="ce84" table:number-columns-repeated="16376"/>
          </table:table-row>
          <table:table-row table:style-name="ro13">
            <table:table-cell table:style-name="ce56" table:content-validation-name="val2" table:formula="of:=IF(ISBLANK(INDEX([.B:.B];ROW();1));&quot;&quot;;[.$A$2]&amp;&quot;-&quot;&amp;COUNTA([.$B$3]:INDEX([.B:.B];ROW();1))-1)" office:value-type="string" office:string-value="EXP-5" calcext:value-type="string">
              <text:p>EXP-5</text:p>
            </table:table-cell>
            <table:table-cell table:style-name="ce65" office:value-type="string" calcext:value-type="string">
              <text:p>Test SEO of lyft rider wether it appears in search engines and could be tracked by crawlers</text:p>
            </table:table-cell>
            <table:table-cell table:style-name="ce67" office:value-type="string" calcext:value-type="string">
              <text:p>verify that the app is accessible in search engines</text:p>
            </table:table-cell>
            <table:table-cell table:style-name="ce67"/>
            <table:table-cell table:style-name="ce73" table:content-validation-name="val1" office:value-type="string" calcext:value-type="string">
              <text:p>N/A</text:p>
            </table:table-cell>
            <table:table-cell table:style-name="ce79" table:number-columns-repeated="2"/>
            <table:table-cell table:style-name="ce81"/>
            <table:table-cell table:style-name="ce84" table:number-columns-repeated="16376"/>
          </table:table-row>
          <table:table-row table:style-name="ro2">
            <table:table-cell table:style-name="ce56" table:content-validation-name="val2" table:formula="of:=IF(ISBLANK(INDEX([.B:.B];ROW();1));&quot;&quot;;[.$A$2]&amp;&quot;-&quot;&amp;COUNTA([.$B$3]:INDEX([.B:.B];ROW();1))-1)">
              <text:p/>
            </table:table-cell>
            <table:table-cell table:style-name="ce65"/>
            <table:table-cell table:style-name="ce67" table:number-columns-repeated="2"/>
            <table:table-cell table:style-name="ce73" table:content-validation-name="val1" office:value-type="string" calcext:value-type="string">
              <text:p>N/A</text:p>
            </table:table-cell>
            <table:table-cell table:style-name="ce79" table:number-columns-repeated="2"/>
            <table:table-cell table:style-name="ce81"/>
            <table:table-cell table:style-name="ce84" table:number-columns-repeated="16376"/>
          </table:table-row>
        </table:table-row-group>
        <table:table-row table:style-name="ro2">
          <table:table-cell table:style-name="ce57"/>
          <table:table-cell table:style-name="ce64" table:number-columns-repeated="3"/>
          <table:table-cell table:style-name="ce72" table:content-validation-name="val1"/>
          <table:table-cell table:style-name="ce79" table:number-columns-repeated="2"/>
          <table:table-cell table:style-name="ce81"/>
          <table:table-cell table:style-name="ce83" table:number-columns-repeated="16376"/>
        </table:table-row>
        <table:table-row-group>
          <table:table-row table:style-name="ro2">
            <table:table-cell table:style-name="ce56" table:content-validation-name="val2" table:formula="of:=IF(ISBLANK(INDEX([.B:.B];ROW();1));&quot;&quot;;[.$A$2]&amp;&quot;-&quot;&amp;COUNTA([.$B$3]:INDEX([.B:.B];ROW();1))-1)">
              <text:p/>
            </table:table-cell>
            <table:table-cell table:style-name="ce65"/>
            <table:table-cell table:style-name="ce68" table:number-columns-repeated="2"/>
            <table:table-cell table:style-name="ce74" table:content-validation-name="val1" office:value-type="string" calcext:value-type="string">
              <text:p>N/A</text:p>
            </table:table-cell>
            <table:table-cell table:style-name="ce79" table:number-columns-repeated="2"/>
            <table:table-cell table:style-name="ce81"/>
            <table:table-cell table:style-name="ce84" table:number-columns-repeated="16376"/>
          </table:table-row>
          <table:table-row table:style-name="ro2">
            <table:table-cell table:style-name="ce56" table:content-validation-name="val2" table:formula="of:=IF(ISBLANK(INDEX([.B:.B];ROW();1));&quot;&quot;;[.$A$2]&amp;&quot;-&quot;&amp;COUNTA([.$B$3]:INDEX([.B:.B];ROW();1))-1)">
              <text:p/>
            </table:table-cell>
            <table:table-cell table:style-name="ce65"/>
            <table:table-cell table:style-name="ce67" table:number-columns-repeated="2"/>
            <table:table-cell table:style-name="ce74" table:content-validation-name="val1" office:value-type="string" calcext:value-type="string">
              <text:p>N/A</text:p>
            </table:table-cell>
            <table:table-cell table:style-name="ce79" table:number-columns-repeated="2"/>
            <table:table-cell table:style-name="ce81"/>
            <table:table-cell table:style-name="ce84" table:number-columns-repeated="16376"/>
          </table:table-row>
          <table:table-row table:style-name="ro2">
            <table:table-cell table:style-name="ce56" table:content-validation-name="val2" table:formula="of:=IF(ISBLANK(INDEX([.B:.B];ROW();1));&quot;&quot;;[.$A$2]&amp;&quot;-&quot;&amp;COUNTA([.$B$3]:INDEX([.B:.B];ROW();1))-1)">
              <text:p/>
            </table:table-cell>
            <table:table-cell table:style-name="ce65"/>
            <table:table-cell table:style-name="ce67" table:number-columns-repeated="2"/>
            <table:table-cell table:style-name="ce74" table:content-validation-name="val1" office:value-type="string" calcext:value-type="string">
              <text:p>N/A</text:p>
            </table:table-cell>
            <table:table-cell table:style-name="ce79" table:number-columns-repeated="2"/>
            <table:table-cell table:style-name="ce81"/>
            <table:table-cell table:style-name="ce84" table:number-columns-repeated="16376"/>
          </table:table-row>
          <table:table-row table:style-name="ro2">
            <table:table-cell table:style-name="ce56" table:content-validation-name="val2" table:formula="of:=IF(ISBLANK(INDEX([.B:.B];ROW();1));&quot;&quot;;[.$A$2]&amp;&quot;-&quot;&amp;COUNTA([.$B$3]:INDEX([.B:.B];ROW();1))-1)">
              <text:p/>
            </table:table-cell>
            <table:table-cell table:style-name="ce65"/>
            <table:table-cell table:style-name="ce67" table:number-columns-repeated="2"/>
            <table:table-cell table:style-name="ce73" table:content-validation-name="val1" office:value-type="string" calcext:value-type="string">
              <text:p>N/A</text:p>
            </table:table-cell>
            <table:table-cell table:style-name="ce79" table:number-columns-repeated="2"/>
            <table:table-cell table:style-name="ce81"/>
            <table:table-cell table:style-name="ce84" table:number-columns-repeated="16376"/>
          </table:table-row>
        </table:table-row-group>
        <table:table-row table:style-name="ro2" table:number-rows-repeated="170">
          <table:table-cell table:number-columns-repeated="16384"/>
        </table:table-row>
        <table:table-row table:style-name="ro2">
          <table:table-cell/>
          <table:table-cell office:value-type="string" calcext:value-type="string">
            <text:p>1GB_Surat Volume CSR</text:p>
          </table:table-cell>
          <table:table-cell table:number-columns-repeated="16382"/>
        </table:table-row>
        <table:table-row table:style-name="ro2">
          <table:table-cell/>
          <table:table-cell office:value-type="string" calcext:value-type="string">
            <text:p>1GB_Surat Volume CSR</text:p>
          </table:table-cell>
          <table:table-cell table:number-columns-repeated="16382"/>
        </table:table-row>
        <table:table-row table:style-name="ro2">
          <table:table-cell/>
          <table:table-cell office:value-type="string" calcext:value-type="string">
            <text:p>1GB_Surat Volume CSR</text:p>
          </table:table-cell>
          <table:table-cell table:number-columns-repeated="16382"/>
        </table:table-row>
        <table:table-row table:style-name="ro2">
          <table:table-cell/>
          <table:table-cell office:value-type="string" calcext:value-type="string">
            <text:p>1GB_Surat Volume CSR</text:p>
          </table:table-cell>
          <table:table-cell table:number-columns-repeated="16382"/>
        </table:table-row>
        <table:table-row table:style-name="ro2">
          <table:table-cell/>
          <table:table-cell office:value-type="string" calcext:value-type="string">
            <text:p>1GB_Surat Volume Cocacola</text:p>
          </table:table-cell>
          <table:table-cell table:number-columns-repeated="16382"/>
        </table:table-row>
        <table:table-row table:style-name="ro2">
          <table:table-cell/>
          <table:table-cell office:value-type="string" calcext:value-type="string">
            <text:p>1GB_Surat Volume Cocacola</text:p>
          </table:table-cell>
          <table:table-cell table:number-columns-repeated="16382"/>
        </table:table-row>
        <table:table-row table:style-name="ro2">
          <table:table-cell/>
          <table:table-cell office:value-type="string" calcext:value-type="string">
            <text:p>1GB_Surat Volume Cocacola</text:p>
          </table:table-cell>
          <table:table-cell table:number-columns-repeated="16382"/>
        </table:table-row>
        <table:table-row table:style-name="ro2">
          <table:table-cell/>
          <table:table-cell office:value-type="string" calcext:value-type="string">
            <text:p>1GB_Surat Volume Cocacola</text:p>
          </table:table-cell>
          <table:table-cell table:number-columns-repeated="16382"/>
        </table:table-row>
        <table:table-row table:style-name="ro2">
          <table:table-cell/>
          <table:table-cell office:value-type="string" calcext:value-type="string">
            <text:p>20GB_Azedunet Unlimited</text:p>
          </table:table-cell>
          <table:table-cell table:number-columns-repeated="16382"/>
        </table:table-row>
        <table:table-row table:style-name="ro2">
          <table:table-cell/>
          <table:table-cell office:value-type="string" calcext:value-type="string">
            <text:p>20GB_Azedunet Unlimited</text:p>
          </table:table-cell>
          <table:table-cell table:number-columns-repeated="16382"/>
        </table:table-row>
        <table:table-row table:style-name="ro2">
          <table:table-cell/>
          <table:table-cell office:value-type="string" calcext:value-type="string">
            <text:p>20GB_Azedunet Unlimited</text:p>
          </table:table-cell>
          <table:table-cell table:number-columns-repeated="16382"/>
        </table:table-row>
        <table:table-row table:style-name="ro2">
          <table:table-cell/>
          <table:table-cell office:value-type="string" calcext:value-type="string">
            <text:p>20GB_Azedunet Unlimited</text:p>
          </table:table-cell>
          <table:table-cell table:number-columns-repeated="16382"/>
        </table:table-row>
        <table:table-row table:style-name="ro2">
          <table:table-cell/>
          <table:table-cell office:value-type="string" calcext:value-type="string">
            <text:p>20GB_Surat Unlimited</text:p>
          </table:table-cell>
          <table:table-cell table:number-columns-repeated="16382"/>
        </table:table-row>
        <table:table-row table:style-name="ro2">
          <table:table-cell/>
          <table:table-cell office:value-type="string" calcext:value-type="string">
            <text:p>20GB_Surat Unlimited</text:p>
          </table:table-cell>
          <table:table-cell table:number-columns-repeated="16382"/>
        </table:table-row>
        <table:table-row table:style-name="ro2">
          <table:table-cell/>
          <table:table-cell office:value-type="string" calcext:value-type="string">
            <text:p>20GB_Surat Unlimited</text:p>
          </table:table-cell>
          <table:table-cell table:number-columns-repeated="16382"/>
        </table:table-row>
        <table:table-row table:style-name="ro14">
          <table:table-cell/>
          <table:table-cell office:value-type="string" calcext:value-type="string">
            <text:p>20GB_Surat Unlimited</text:p>
          </table:table-cell>
          <table:table-cell table:number-columns-repeated="16382"/>
        </table:table-row>
        <table:table-row table:style-name="ro14">
          <table:table-cell/>
          <table:table-cell office:value-type="string" calcext:value-type="string">
            <text:p>4GB_Bakcell Employee Volume Bundle Default</text:p>
          </table:table-cell>
          <table:table-cell table:number-columns-repeated="16382"/>
        </table:table-row>
        <table:table-row table:style-name="ro14">
          <table:table-cell/>
          <table:table-cell office:value-type="string" calcext:value-type="string">
            <text:p>4GB_Bakcell Employee Volume Bundle Default</text:p>
          </table:table-cell>
          <table:table-cell table:number-columns-repeated="16382"/>
        </table:table-row>
        <table:table-row table:style-name="ro14">
          <table:table-cell/>
          <table:table-cell office:value-type="string" calcext:value-type="string">
            <text:p>4GB_Bakcell Employee Volume Bundle Default</text:p>
          </table:table-cell>
          <table:table-cell table:number-columns-repeated="16382"/>
        </table:table-row>
        <table:table-row table:style-name="ro14">
          <table:table-cell/>
          <table:table-cell office:value-type="string" calcext:value-type="string">
            <text:p>4GB_Bakcell Employee Volume Bundle Default</text:p>
          </table:table-cell>
          <table:table-cell table:number-columns-repeated="16382"/>
        </table:table-row>
        <table:table-row table:style-name="ro14">
          <table:table-cell/>
          <table:table-cell office:value-type="string" calcext:value-type="string">
            <text:p>550MB_CSR Volume</text:p>
          </table:table-cell>
          <table:table-cell table:number-columns-repeated="16382"/>
        </table:table-row>
        <table:table-row table:style-name="ro14">
          <table:table-cell/>
          <table:table-cell office:value-type="string" calcext:value-type="string">
            <text:p>550MB_CSR Volume</text:p>
          </table:table-cell>
          <table:table-cell table:number-columns-repeated="16382"/>
        </table:table-row>
        <table:table-row table:style-name="ro14">
          <table:table-cell/>
          <table:table-cell office:value-type="string" calcext:value-type="string">
            <text:p>550MB_CSR Volume</text:p>
          </table:table-cell>
          <table:table-cell table:number-columns-repeated="16382"/>
        </table:table-row>
        <table:table-row table:style-name="ro14">
          <table:table-cell/>
          <table:table-cell office:value-type="string" calcext:value-type="string">
            <text:p>550MB_CSR Volume</text:p>
          </table:table-cell>
          <table:table-cell table:number-columns-repeated="16382"/>
        </table:table-row>
        <table:table-row table:style-name="ro14">
          <table:table-cell/>
          <table:table-cell office:value-type="string" calcext:value-type="string">
            <text:p>5GB_Surat Sim Postpaid</text:p>
          </table:table-cell>
          <table:table-cell table:number-columns-repeated="16382"/>
        </table:table-row>
        <table:table-row table:style-name="ro14">
          <table:table-cell/>
          <table:table-cell office:value-type="string" calcext:value-type="string">
            <text:p>5GB_Surat Sim Postpaid</text:p>
          </table:table-cell>
          <table:table-cell table:number-columns-repeated="16382"/>
        </table:table-row>
        <table:table-row table:style-name="ro14">
          <table:table-cell/>
          <table:table-cell office:value-type="string" calcext:value-type="string">
            <text:p>5GB_Surat Sim Postpaid</text:p>
          </table:table-cell>
          <table:table-cell table:number-columns-repeated="16382"/>
        </table:table-row>
        <table:table-row table:style-name="ro14">
          <table:table-cell/>
          <table:table-cell office:value-type="string" calcext:value-type="string">
            <text:p>5GB_Surat Sim Postpaid</text:p>
          </table:table-cell>
          <table:table-cell table:number-columns-repeated="16382"/>
        </table:table-row>
        <table:table-row table:style-name="ro14">
          <table:table-cell/>
          <table:table-cell office:value-type="string" calcext:value-type="string">
            <text:p>5GB_Surat Volume</text:p>
          </table:table-cell>
          <table:table-cell table:number-columns-repeated="16382"/>
        </table:table-row>
        <table:table-row table:style-name="ro14">
          <table:table-cell/>
          <table:table-cell office:value-type="string" calcext:value-type="string">
            <text:p>5GB_Surat Volume</text:p>
          </table:table-cell>
          <table:table-cell table:number-columns-repeated="16382"/>
        </table:table-row>
        <table:table-row table:style-name="ro14">
          <table:table-cell/>
          <table:table-cell office:value-type="string" calcext:value-type="string">
            <text:p>5GB_Surat Volume</text:p>
          </table:table-cell>
          <table:table-cell table:number-columns-repeated="16382"/>
        </table:table-row>
        <table:table-row table:style-name="ro14">
          <table:table-cell/>
          <table:table-cell office:value-type="string" calcext:value-type="string">
            <text:p>5GB_Surat Volume</text:p>
          </table:table-cell>
          <table:table-cell table:number-columns-repeated="16382"/>
        </table:table-row>
        <table:table-row table:style-name="ro14">
          <table:table-cell/>
          <table:table-cell office:value-type="string" calcext:value-type="string">
            <text:p>1GB_Daily Bundle</text:p>
          </table:table-cell>
          <table:table-cell table:number-columns-repeated="16382"/>
        </table:table-row>
        <table:table-row table:style-name="ro14">
          <table:table-cell/>
          <table:table-cell office:value-type="string" calcext:value-type="string">
            <text:p>1GB_Daily Bundle</text:p>
          </table:table-cell>
          <table:table-cell table:number-columns-repeated="16382"/>
        </table:table-row>
        <table:table-row table:style-name="ro14">
          <table:table-cell/>
          <table:table-cell office:value-type="string" calcext:value-type="string">
            <text:p>1GB_Daily Bundle</text:p>
          </table:table-cell>
          <table:table-cell table:number-columns-repeated="16382"/>
        </table:table-row>
        <table:table-row table:style-name="ro14">
          <table:table-cell/>
          <table:table-cell office:value-type="string" calcext:value-type="string">
            <text:p>1GB_Daily Bundle</text:p>
          </table:table-cell>
          <table:table-cell table:number-columns-repeated="16382"/>
        </table:table-row>
        <table:table-row table:style-name="ro14">
          <table:table-cell/>
          <table:table-cell office:value-type="string" calcext:value-type="string">
            <text:p>25MB_Daily Bundle</text:p>
          </table:table-cell>
          <table:table-cell table:number-columns-repeated="16382"/>
        </table:table-row>
        <table:table-row table:style-name="ro14">
          <table:table-cell/>
          <table:table-cell office:value-type="string" calcext:value-type="string">
            <text:p>25MB_Daily Bundle</text:p>
          </table:table-cell>
          <table:table-cell table:number-columns-repeated="16382"/>
        </table:table-row>
        <table:table-row table:style-name="ro14">
          <table:table-cell/>
          <table:table-cell office:value-type="string" calcext:value-type="string">
            <text:p>25MB_Daily Bundle</text:p>
          </table:table-cell>
          <table:table-cell table:number-columns-repeated="16382"/>
        </table:table-row>
        <table:table-row table:style-name="ro14">
          <table:table-cell/>
          <table:table-cell office:value-type="string" calcext:value-type="string">
            <text:p>25MB_Daily Bundle</text:p>
          </table:table-cell>
          <table:table-cell table:number-columns-repeated="16382"/>
        </table:table-row>
        <table:table-row table:style-name="ro14">
          <table:table-cell/>
          <table:table-cell office:value-type="string" calcext:value-type="string">
            <text:p>25MB_Daily Bundle_7days_free</text:p>
          </table:table-cell>
          <table:table-cell table:number-columns-repeated="16382"/>
        </table:table-row>
        <table:table-row table:style-name="ro14">
          <table:table-cell/>
          <table:table-cell office:value-type="string" calcext:value-type="string">
            <text:p>25MB_Daily Bundle_7days_free</text:p>
          </table:table-cell>
          <table:table-cell table:number-columns-repeated="16382"/>
        </table:table-row>
        <table:table-row table:style-name="ro14">
          <table:table-cell/>
          <table:table-cell office:value-type="string" calcext:value-type="string">
            <text:p>25MB_Daily Bundle_7days_free</text:p>
          </table:table-cell>
          <table:table-cell table:number-columns-repeated="16382"/>
        </table:table-row>
        <table:table-row table:style-name="ro14">
          <table:table-cell/>
          <table:table-cell office:value-type="string" calcext:value-type="string">
            <text:p>25MB_Daily Bundle_7days_free</text:p>
          </table:table-cell>
          <table:table-cell table:number-columns-repeated="16382"/>
        </table:table-row>
        <table:table-row table:style-name="ro15">
          <table:table-cell/>
          <table:table-cell office:value-type="string" calcext:value-type="string">
            <text:p>25MB_Daily Bundle_Gineration_7days_free</text:p>
          </table:table-cell>
          <table:table-cell/>
          <table:table-cell table:style-name="ce69" office:value-type="string" calcext:value-type="string">
            <text:p>1. Override notification is received</text:p>
            <text:p>2. Bundle was not puchased</text:p>
          </table:table-cell>
          <table:table-cell table:number-columns-repeated="16380"/>
        </table:table-row>
        <table:table-row table:style-name="ro14">
          <table:table-cell/>
          <table:table-cell office:value-type="string" calcext:value-type="string">
            <text:p>25MB_Daily Bundle_Gineration_7days_free</text:p>
          </table:table-cell>
          <table:table-cell table:number-columns-repeated="16382"/>
        </table:table-row>
        <table:table-row table:style-name="ro14">
          <table:table-cell/>
          <table:table-cell office:value-type="string" calcext:value-type="string">
            <text:p>25MB_Daily Bundle_Gineration_7days_free</text:p>
          </table:table-cell>
          <table:table-cell table:number-columns-repeated="16382"/>
        </table:table-row>
        <table:table-row table:style-name="ro14">
          <table:table-cell/>
          <table:table-cell office:value-type="string" calcext:value-type="string">
            <text:p>25MB_Daily Bundle_Gineration_7days_free</text:p>
          </table:table-cell>
          <table:table-cell table:number-columns-repeated="16382"/>
        </table:table-row>
        <table:table-row table:style-name="ro14">
          <table:table-cell/>
          <table:table-cell office:value-type="string" calcext:value-type="string">
            <text:p>50MB_Daily Bundle</text:p>
          </table:table-cell>
          <table:table-cell table:number-columns-repeated="16382"/>
        </table:table-row>
        <table:table-row table:style-name="ro14">
          <table:table-cell/>
          <table:table-cell office:value-type="string" calcext:value-type="string">
            <text:p>50MB_Daily Bundle</text:p>
          </table:table-cell>
          <table:table-cell table:number-columns-repeated="16382"/>
        </table:table-row>
        <table:table-row table:style-name="ro14">
          <table:table-cell/>
          <table:table-cell office:value-type="string" calcext:value-type="string">
            <text:p>50MB_Daily Bundle</text:p>
          </table:table-cell>
          <table:table-cell table:number-columns-repeated="16382"/>
        </table:table-row>
        <table:table-row table:style-name="ro14">
          <table:table-cell/>
          <table:table-cell office:value-type="string" calcext:value-type="string">
            <text:p>50MB_Daily Bundle</text:p>
          </table:table-cell>
          <table:table-cell table:number-columns-repeated="16382"/>
        </table:table-row>
        <table:table-row table:style-name="ro14" table:number-rows-repeated="65060">
          <table:table-cell table:number-columns-repeated="16384"/>
        </table:table-row>
        <table:table-row table:style-name="ro14">
          <table:table-cell table:number-columns-repeated="4"/>
          <table:table-cell table:style-name="ce75" table:content-validation-name="val1"/>
          <table:table-cell table:number-columns-repeated="16379"/>
        </table:table-row>
        <table:table-row table:style-name="ro14" table:number-rows-repeated="8">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4"/>
          <table:table-cell table:style-name="ce75" table:content-validation-name="val1"/>
          <table:table-cell table:number-columns-repeated="16379"/>
        </table:table-row>
        <table:table-row table:style-name="ro14" table:number-rows-repeated="6">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4"/>
          <table:table-cell table:style-name="ce75" table:content-validation-name="val1"/>
          <table:table-cell table:number-columns-repeated="16379"/>
        </table:table-row>
        <table:table-row table:style-name="ro14" table:number-rows-repeated="11">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4"/>
          <table:table-cell table:style-name="ce75" table:content-validation-name="val1"/>
          <table:table-cell table:number-columns-repeated="16379"/>
        </table:table-row>
        <table:table-row table:style-name="ro14" table:number-rows-repeated="12">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16384"/>
        </table:table-row>
        <table:table-row table:style-name="ro14">
          <table:table-cell table:number-columns-repeated="4"/>
          <table:table-cell table:style-name="ce75" table:content-validation-name="val1"/>
          <table:table-cell table:number-columns-repeated="16379"/>
        </table:table-row>
        <table:table-row table:style-name="ro14" table:number-rows-repeated="8">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4"/>
          <table:table-cell table:style-name="ce75" table:content-validation-name="val1"/>
          <table:table-cell table:number-columns-repeated="16379"/>
        </table:table-row>
        <table:table-row table:style-name="ro14" table:number-rows-repeated="6">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4"/>
          <table:table-cell table:style-name="ce75" table:content-validation-name="val1"/>
          <table:table-cell table:number-columns-repeated="16379"/>
        </table:table-row>
        <table:table-row table:style-name="ro14" table:number-rows-repeated="6">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4"/>
          <table:table-cell table:style-name="ce75" table:content-validation-name="val1"/>
          <table:table-cell table:number-columns-repeated="16379"/>
        </table:table-row>
        <table:table-row table:style-name="ro14" table:number-rows-repeated="12">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16384"/>
        </table:table-row>
        <table:table-row table:style-name="ro14">
          <table:table-cell table:number-columns-repeated="4"/>
          <table:table-cell table:style-name="ce75" table:content-validation-name="val1"/>
          <table:table-cell table:number-columns-repeated="16379"/>
        </table:table-row>
        <table:table-row table:style-name="ro14" table:number-rows-repeated="6">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4"/>
          <table:table-cell table:style-name="ce75" table:content-validation-name="val1"/>
          <table:table-cell table:number-columns-repeated="16379"/>
        </table:table-row>
        <table:table-row table:style-name="ro14" table:number-rows-repeated="5">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4"/>
          <table:table-cell table:style-name="ce75" table:content-validation-name="val1"/>
          <table:table-cell table:number-columns-repeated="16379"/>
        </table:table-row>
        <table:table-row table:style-name="ro14" table:number-rows-repeated="5">
          <table:table-cell table:style-name="ce59" table:content-validation-name="val3"/>
          <table:table-cell table:number-columns-repeated="3"/>
          <table:table-cell table:style-name="ce75" table:content-validation-name="val1"/>
          <table:table-cell table:number-columns-repeated="16379"/>
        </table:table-row>
        <table:table-row table:style-name="ro14">
          <table:table-cell table:number-columns-repeated="4"/>
          <table:table-cell table:style-name="ce75" table:content-validation-name="val1"/>
          <table:table-cell table:number-columns-repeated="16379"/>
        </table:table-row>
        <table:table-row table:style-name="ro14" table:number-rows-repeated="124">
          <table:table-cell table:style-name="ce59" table:content-validation-name="val3"/>
          <table:table-cell table:number-columns-repeated="3"/>
          <table:table-cell table:style-name="ce75" table:content-validation-name="val1"/>
          <table:table-cell table:number-columns-repeated="16379"/>
        </table:table-row>
        <table:table-row table:style-name="ro14" table:number-rows-repeated="983054">
          <table:table-cell table:number-columns-repeated="16384"/>
        </table:table-row>
        <table:table-row table:style-name="ro14">
          <table:table-cell table:number-columns-repeated="16384"/>
        </table:table-row>
        <table:named-expressions>
          <table:named-expression table:name="Z_6819BBAE_5C06_44BE_AEDC_784CCDE9647A_.wvu.Cols" table:base-cell-address="$Summary.$A$1" table:expression=""/>
          <table:named-expression table:name="Z_8A752F47_0E23_43FC_8AC9_FD13182A4186_.wvu.Cols" table:base-cell-address="$Summary.$A$1" table:expression=""/>
        </table:named-expressions>
        <calcext:conditional-formats>
          <calcext:conditional-format calcext:target-range-address="'Non-Functional'.E13:'Non-Functional'.E15">
            <calcext:condition calcext:apply-style-name="ConditionalStyle_5" calcext:value="=&quot;Passed&quot;" calcext:base-cell-address="'Non-Functional'.E13"/>
            <calcext:condition calcext:apply-style-name="ConditionalStyle_4" calcext:value="=&quot;Failed&quot;" calcext:base-cell-address="'Non-Functional'.E13"/>
            <calcext:condition calcext:apply-style-name="ConditionalStyle_3" calcext:value="=&quot;Warning&quot;" calcext:base-cell-address="'Non-Functional'.E13"/>
            <calcext:condition calcext:apply-style-name="ConditionalStyle_2" calcext:value="=&quot;N/A&quot;" calcext:base-cell-address="'Non-Functional'.E13"/>
            <calcext:condition calcext:apply-style-name="ConditionalStyle_1" calcext:value="=&quot;Not Done&quot;" calcext:base-cell-address="'Non-Functional'.E13"/>
          </calcext:conditional-format>
          <calcext:conditional-format calcext:target-range-address="'Non-Functional'.A12:'Non-Functional'.A12">
            <calcext:condition calcext:apply-style-name="ConditionalStyle_6" calcext:value="formula-is(IF(OR(ISBLANK([.B12]);ROW([.B12])=1;ROW([.B12])=2;ROW([.B12])=3);FALSE();TRUE()))" calcext:base-cell-address="'Non-Functional'.A12"/>
          </calcext:conditional-format>
          <calcext:conditional-format calcext:target-range-address="'Non-Functional'.A12:'Non-Functional'.A12">
            <calcext:condition calcext:apply-style-name="ConditionalStyle_11" calcext:value="=&quot;Passed&quot;" calcext:base-cell-address="'Non-Functional'.A12"/>
            <calcext:condition calcext:apply-style-name="ConditionalStyle_10" calcext:value="=&quot;Failed&quot;" calcext:base-cell-address="'Non-Functional'.A12"/>
            <calcext:condition calcext:apply-style-name="ConditionalStyle_9" calcext:value="=&quot;Warning&quot;" calcext:base-cell-address="'Non-Functional'.A12"/>
            <calcext:condition calcext:apply-style-name="ConditionalStyle_8" calcext:value="=&quot;N/A&quot;" calcext:base-cell-address="'Non-Functional'.A12"/>
            <calcext:condition calcext:apply-style-name="ConditionalStyle_7" calcext:value="=&quot;Not Done&quot;" calcext:base-cell-address="'Non-Functional'.A12"/>
          </calcext:conditional-format>
          <calcext:conditional-format calcext:target-range-address="'Non-Functional'.C13:'Non-Functional'.D13">
            <calcext:condition calcext:apply-style-name="ConditionalStyle_16" calcext:value="=&quot;Passed&quot;" calcext:base-cell-address="'Non-Functional'.C13"/>
            <calcext:condition calcext:apply-style-name="ConditionalStyle_15" calcext:value="=&quot;Failed&quot;" calcext:base-cell-address="'Non-Functional'.C13"/>
            <calcext:condition calcext:apply-style-name="ConditionalStyle_14" calcext:value="=&quot;Warning&quot;" calcext:base-cell-address="'Non-Functional'.C13"/>
            <calcext:condition calcext:apply-style-name="ConditionalStyle_13" calcext:value="=&quot;N/A&quot;" calcext:base-cell-address="'Non-Functional'.C13"/>
            <calcext:condition calcext:apply-style-name="ConditionalStyle_12" calcext:value="=&quot;Not Done&quot;" calcext:base-cell-address="'Non-Functional'.C13"/>
          </calcext:conditional-format>
          <calcext:conditional-format calcext:target-range-address="'Non-Functional'.A5:'Non-Functional'.A5">
            <calcext:condition calcext:apply-style-name="ConditionalStyle_17" calcext:value="formula-is(IF(OR(ISBLANK([.B5]);ROW([.B5])=1;ROW([.B5])=2;ROW([.B5])=3);FALSE();TRUE()))" calcext:base-cell-address="'Non-Functional'.A5"/>
          </calcext:conditional-format>
          <calcext:conditional-format calcext:target-range-address="'Non-Functional'.A5:'Non-Functional'.A5">
            <calcext:condition calcext:apply-style-name="ConditionalStyle_22" calcext:value="=&quot;Passed&quot;" calcext:base-cell-address="'Non-Functional'.A5"/>
            <calcext:condition calcext:apply-style-name="ConditionalStyle_21" calcext:value="=&quot;Failed&quot;" calcext:base-cell-address="'Non-Functional'.A5"/>
            <calcext:condition calcext:apply-style-name="ConditionalStyle_20" calcext:value="=&quot;Warning&quot;" calcext:base-cell-address="'Non-Functional'.A5"/>
            <calcext:condition calcext:apply-style-name="ConditionalStyle_19" calcext:value="=&quot;N/A&quot;" calcext:base-cell-address="'Non-Functional'.A5"/>
            <calcext:condition calcext:apply-style-name="ConditionalStyle_18" calcext:value="=&quot;Not Done&quot;" calcext:base-cell-address="'Non-Functional'.A5"/>
          </calcext:conditional-format>
          <calcext:conditional-format calcext:target-range-address="'Non-Functional'.A1:'Non-Functional'.A4 'Non-Functional'.A6:'Non-Functional'.A11 'Non-Functional'.A13:'Non-Functional'.A1048576">
            <calcext:condition calcext:apply-style-name="ConditionalStyle_28" calcext:value="formula-is(IF(OR(ISBLANK([.B1]);ROW([.B1])=1;ROW([.B1])=2;ROW([.B1])=3);FALSE();TRUE()))" calcext:base-cell-address="'Non-Functional'.A1"/>
          </calcext:conditional-format>
          <calcext:conditional-format calcext:target-range-address="'Non-Functional'.A13:'Non-Functional'.B15 'Non-Functional'.C14:'Non-Functional'.D15 'Non-Functional'.I1:'Non-Functional'.XFD15 'Non-Functional'.B5:'Non-Functional'.H5 'Non-Functional'.A1:'Non-Functional'.H4 'Non-Functional'.B12:'Non-Functional'.E12 'Non-Functional'.F12:'Non-Functional'.H15 'Non-Functional'.A16:'Non-Functional'.XFD1048576 'Non-Functional'.A6:'Non-Functional'.H11">
            <calcext:condition calcext:apply-style-name="ConditionalStyle_27" calcext:value="=&quot;Passed&quot;" calcext:base-cell-address="'Non-Functional'.A1"/>
            <calcext:condition calcext:apply-style-name="ConditionalStyle_26" calcext:value="=&quot;Failed&quot;" calcext:base-cell-address="'Non-Functional'.A1"/>
            <calcext:condition calcext:apply-style-name="ConditionalStyle_25" calcext:value="=&quot;Warning&quot;" calcext:base-cell-address="'Non-Functional'.A1"/>
            <calcext:condition calcext:apply-style-name="ConditionalStyle_24" calcext:value="=&quot;N/A&quot;" calcext:base-cell-address="'Non-Functional'.A1"/>
            <calcext:condition calcext:apply-style-name="ConditionalStyle_23" calcext:value="=&quot;Not Done&quot;" calcext:base-cell-address="'Non-Functional'.A1"/>
          </calcext:conditional-format>
        </calcext:conditional-formats>
      </table:table>
      <table:table table:name="Revision History" table:style-name="ta4">
        <table:table-column table:style-name="co22" table:default-cell-style-name="ce90"/>
        <table:table-column table:style-name="co3" table:default-cell-style-name="ce90"/>
        <table:table-column table:style-name="co23" table:default-cell-style-name="ce90"/>
        <table:table-column table:style-name="co24" table:default-cell-style-name="ce90"/>
        <table:table-column table:style-name="co5" table:number-columns-repeated="16380" table:default-cell-style-name="ce90"/>
        <table:table-row table:style-name="ro16">
          <table:table-cell table:style-name="ce251"/>
          <table:table-cell table:style-name="ce257"/>
          <table:table-cell table:style-name="ce261" office:value-type="string" calcext:value-type="string">
            <text:p>Revision History</text:p>
          </table:table-cell>
          <table:table-cell table:style-name="ce251"/>
          <table:table-cell table:style-name="ce267"/>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71"/>
          <table:table-cell table:style-name="ce267" table:number-columns-repeated="2"/>
          <table:table-cell table:style-name="ce270" table:number-columns-repeated="5"/>
          <table:table-cell table:style-name="ce267" table:number-columns-repeated="16134"/>
        </table:table-row>
        <table:table-row table:style-name="ro2">
          <table:table-cell table:style-name="ce252" office:value-type="string" calcext:value-type="string">
            <text:p>Date</text:p>
          </table:table-cell>
          <table:table-cell table:style-name="ce258" office:value-type="string" calcext:value-type="string">
            <text:p>Version</text:p>
          </table:table-cell>
          <table:table-cell table:style-name="ce262" office:value-type="string" calcext:value-type="string">
            <text:p>Description</text:p>
          </table:table-cell>
          <table:table-cell table:style-name="ce265" office:value-type="string" calcext:value-type="string">
            <text:p>Author</text:p>
          </table:table-cell>
          <table:table-cell table:style-name="ce268"/>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72"/>
          <table:table-cell table:style-name="ce268"/>
          <table:table-cell table:style-name="ce272"/>
          <table:table-cell table:style-name="ce270" table:number-columns-repeated="5"/>
          <table:table-cell table:style-name="ce267" table:number-columns-repeated="16134"/>
        </table:table-row>
        <table:table-row table:style-name="ro2">
          <table:table-cell table:style-name="ce253" office:value-type="string" calcext:value-type="string">
            <text:p>08.28.2023</text:p>
          </table:table-cell>
          <table:table-cell table:style-name="ce259" office:value-type="string" calcext:value-type="string">
            <text:p>v1.0</text:p>
          </table:table-cell>
          <table:table-cell table:style-name="ce263" office:value-type="string" calcext:value-type="string">
            <text:p>Lyft Ride App</text:p>
          </table:table-cell>
          <table:table-cell table:style-name="ce266" office:value-type="string" calcext:value-type="string">
            <text:p>Ismayil Aliyev</text:p>
          </table:table-cell>
          <table:table-cell table:style-name="ce267" table:number-columns-repeated="16380"/>
        </table:table-row>
        <table:table-row table:style-name="ro2" table:number-rows-repeated="5">
          <table:table-cell table:style-name="ce254"/>
          <table:table-cell table:style-name="ce259"/>
          <table:table-cell table:style-name="ce263"/>
          <table:table-cell table:style-name="ce266"/>
          <table:table-cell table:style-name="ce269" table:number-columns-repeated="246"/>
          <table:table-cell table:number-columns-repeated="16134"/>
        </table:table-row>
        <table:table-row table:style-name="ro2">
          <table:table-cell table:style-name="ce255"/>
          <table:table-cell table:style-name="ce260"/>
          <table:table-cell table:style-name="ce264" table:number-columns-repeated="2"/>
          <table:table-cell table:style-name="ce269" table:number-columns-repeated="246"/>
          <table:table-cell table:number-columns-repeated="16134"/>
        </table:table-row>
        <table:table-row table:style-name="ro7" table:number-rows-repeated="1048566">
          <table:table-cell table:number-columns-repeated="16384"/>
        </table:table-row>
        <table:table-row table:style-name="ro7">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date-style style:name="N10130P0" style:volatile="true" number:language="en" number:country="US">
      <number:day/>
      <number:text>-</number:text>
      <number:month number:textual="true"/>
      <number:text>-</number:text>
      <number:year/>
    </number:date-style>
    <number:text-style style:name="N10130" number:language="en" number:country="US">
      <number:text-content/>
      <style:map style:condition="value()&lt;=1.7976931348623157E+308" style:apply-style-name="N10130P0"/>
    </number:text-style>
    <number:number-style style:name="N129P0" style:volatile="true">
      <number:number number:decimal-places="0" number:min-decimal-places="0" number:min-integer-digits="1" number:grouping="true"/>
    </number:number-style>
    <number:number-style style:name="N129">
      <number:text>-</number:text>
      <number:number number:decimal-places="0" number:min-decimal-places="0" number:min-integer-digits="1" number:grouping="true"/>
      <style:map style:condition="value()&gt;=0" style:apply-style-name="N129P0"/>
    </number:number-style>
    <number:number-style style:name="N130P0" style:volatile="true">
      <number:number number:decimal-places="0" number:min-decimal-places="0" number:min-integer-digits="1" number:grouping="true"/>
    </number:number-style>
    <number:number-style style:name="N130">
      <style:text-properties fo:color="#ff0000"/>
      <number:text>-</number:text>
      <number:number number:decimal-places="0" number:min-decimal-places="0" number:min-integer-digits="1" number:grouping="true"/>
      <style:map style:condition="value()&gt;=0" style:apply-style-name="N130P0"/>
    </number:number-style>
    <number:number-style style:name="N131P0" style:volatile="true">
      <number:number number:decimal-places="2" number:min-decimal-places="2" number:min-integer-digits="1" number:grouping="true"/>
    </number:number-style>
    <number:number-style style:name="N131">
      <number:text>-</number:text>
      <number:number number:decimal-places="2" number:min-decimal-places="2" number:min-integer-digits="1" number:grouping="true"/>
      <style:map style:condition="value()&gt;=0" style:apply-style-name="N131P0"/>
    </number:number-style>
    <number:number-style style:name="N132P0" style:volatile="true">
      <number:number number:decimal-places="2" number:min-decimal-places="2" number:min-integer-digits="1" number:grouping="true"/>
    </number:number-style>
    <number:number-style style:name="N132">
      <style:text-properties fo:color="#ff0000"/>
      <number:text>-</number:text>
      <number:number number:decimal-places="2" number:min-decimal-places="2" number:min-integer-digits="1" number:grouping="true"/>
      <style:map style:condition="value()&gt;=0" style:apply-style-name="N132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number:text>
      <number:fill-character> </number:fill-character>
      <number:number number:decimal-places="0" number:min-decimal-places="0" number:min-integer-digits="1" number:grouping="true"/>
      <number:text> </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decimal-places="1" number:min-integer-digits="1" number:min-exponent-digits="1" number:exponent-interval="3" number:forced-exponent-sign="true"/>
    </number:number-style>
    <number:number-style style:name="N145">
      <number:number number:decimal-places="1" number:min-decimal-places="1" number:min-integer-digits="1"/>
    </number:number-style>
    <number:date-style style:name="N10132P0" style:volatile="true" number:language="en" number:country="US">
      <number:day/>
      <number:text>/</number:text>
      <number:month number:textual="true"/>
      <number:text>/</number:text>
      <number:year number:style="long"/>
    </number:date-style>
    <number:text-style style:name="N10132" number:language="en" number:country="US">
      <number:text-content/>
      <style:map style:condition="value()&lt;=1.7976931348623157E+308" style:apply-style-name="N10132P0"/>
    </number:text-style>
    <style:style style:name="Default" style:family="table-cell">
      <style:table-cell-properties style:rotation-align="none" style:vertical-align="bottom"/>
      <style:text-properties fo:color="#000000" style:font-name="Arial" fo:font-family="Arial" style:font-family-generic="swiss" style:font-name-complex="Arial" style:font-family-complex="Arial" style:font-family-generic-complex="swis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2" style:display-name="Normal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2_20_2" style:display-name="Normal 3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1013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TEMPLATE002_28_1.0_29_" style:display-name="Normal_TEMPLATE002(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TestersCases" style:display-name="Normal_TestersCase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nditionalStyle_5f_5" style:display-name="ConditionalStyle_5" style:family="table-cell" style:parent-style-name="Default" style:data-style-name="N0">
      <style:table-cell-properties fo:background-color="#00ff00"/>
    </style:style>
    <style:style style:name="ConditionalStyle_5f_4" style:display-name="ConditionalStyle_4" style:family="table-cell" style:parent-style-name="Default" style:data-style-name="N0">
      <style:table-cell-properties fo:background-color="#ff0000"/>
    </style:style>
    <style:style style:name="ConditionalStyle_5f_3" style:display-name="ConditionalStyle_3" style:family="table-cell" style:parent-style-name="Default" style:data-style-name="N0">
      <style:table-cell-properties fo:background-color="#ffff00"/>
    </style:style>
    <style:style style:name="ConditionalStyle_5f_2" style:display-name="ConditionalStyle_2" style:family="table-cell" style:parent-style-name="Default" style:data-style-name="N0">
      <style:table-cell-properties fo:background-color="#d9d9d9">
        <loext:background-complex-color loext:theme-type="light1" loext:color-type="theme">
          <loext:transformation loext:type="lummod" loext:value="8500"/>
        </loext:background-complex-color>
      </style:table-cell-properties>
    </style:style>
    <style:style style:name="ConditionalStyle_5f_1" style:display-name="ConditionalStyle_1" style:family="table-cell" style:parent-style-name="Default" style:data-style-name="N0">
      <style:table-cell-properties fo:background-color="#b9cde5">
        <loext:background-complex-color loext:theme-type="accent1" loext:color-type="theme">
          <loext:transformation loext:type="lummod" loext:value="4000"/>
          <loext:transformation loext:type="lumoff" loext:value="5999"/>
        </loext:background-complex-color>
      </style:table-cell-properties>
    </style:style>
    <style:style style:name="ConditionalStyle_5f_6" style:display-name="ConditionalStyle_6" style:family="table-cell" style:parent-style-name="Default" style:data-style-name="N0">
      <style:table-cell-properties fo:background-color="#bfbfbf">
        <loext:background-complex-color loext:theme-type="light1" loext:color-type="theme">
          <loext:transformation loext:type="lummod" loext:value="7500"/>
        </loext:background-complex-color>
      </style:table-cell-properties>
    </style:style>
    <style:style style:name="ConditionalStyle_5f_11" style:display-name="ConditionalStyle_11" style:family="table-cell" style:parent-style-name="Default" style:data-style-name="N0">
      <style:table-cell-properties fo:background-color="#92d050"/>
    </style:style>
    <style:style style:name="ConditionalStyle_5f_10" style:display-name="ConditionalStyle_10" style:family="table-cell" style:parent-style-name="Default" style:data-style-name="N0">
      <style:table-cell-properties fo:background-color="#d99694">
        <loext:background-complex-color loext:theme-type="accent2" loext:color-type="theme">
          <loext:transformation loext:type="lummod" loext:value="6000"/>
          <loext:transformation loext:type="lumoff" loext:value="3999"/>
        </loext:background-complex-color>
      </style:table-cell-properties>
    </style:style>
    <style:style style:name="ConditionalStyle_5f_9" style:display-name="ConditionalStyle_9" style:family="table-cell" style:parent-style-name="Default" style:data-style-name="N0">
      <style:table-cell-properties fo:background-color="#ffff99"/>
    </style:style>
    <style:style style:name="ConditionalStyle_5f_8" style:display-name="ConditionalStyle_8" style:family="table-cell" style:parent-style-name="Default" style:data-style-name="N0">
      <style:table-cell-properties fo:background-color="#bfbfbf">
        <loext:background-complex-color loext:theme-type="light1" loext:color-type="theme">
          <loext:transformation loext:type="lummod" loext:value="7500"/>
        </loext:background-complex-color>
      </style:table-cell-properties>
    </style:style>
    <style:style style:name="ConditionalStyle_5f_7" style:display-name="ConditionalStyle_7" style:family="table-cell" style:parent-style-name="Default" style:data-style-name="N0">
      <style:table-cell-properties fo:background-color="#b9cde5">
        <loext:background-complex-color loext:theme-type="accent1" loext:color-type="theme">
          <loext:transformation loext:type="lummod" loext:value="4000"/>
          <loext:transformation loext:type="lumoff" loext:value="5999"/>
        </loext:background-complex-color>
      </style:table-cell-properties>
    </style:style>
    <style:style style:name="ConditionalStyle_5f_16" style:display-name="ConditionalStyle_16" style:family="table-cell" style:parent-style-name="Default" style:data-style-name="N0">
      <style:table-cell-properties fo:background-color="#00ff00"/>
    </style:style>
    <style:style style:name="ConditionalStyle_5f_15" style:display-name="ConditionalStyle_15" style:family="table-cell" style:parent-style-name="Default" style:data-style-name="N0">
      <style:table-cell-properties fo:background-color="#ff0000"/>
    </style:style>
    <style:style style:name="ConditionalStyle_5f_14" style:display-name="ConditionalStyle_14" style:family="table-cell" style:parent-style-name="Default" style:data-style-name="N0">
      <style:table-cell-properties fo:background-color="#ffff00"/>
    </style:style>
    <style:style style:name="ConditionalStyle_5f_13" style:display-name="ConditionalStyle_13" style:family="table-cell" style:parent-style-name="Default" style:data-style-name="N0">
      <style:table-cell-properties fo:background-color="#d9d9d9">
        <loext:background-complex-color loext:theme-type="light1" loext:color-type="theme">
          <loext:transformation loext:type="lummod" loext:value="8500"/>
        </loext:background-complex-color>
      </style:table-cell-properties>
    </style:style>
    <style:style style:name="ConditionalStyle_5f_12" style:display-name="ConditionalStyle_12" style:family="table-cell" style:parent-style-name="Default" style:data-style-name="N0">
      <style:table-cell-properties fo:background-color="#b9cde5">
        <loext:background-complex-color loext:theme-type="accent1" loext:color-type="theme">
          <loext:transformation loext:type="lummod" loext:value="4000"/>
          <loext:transformation loext:type="lumoff" loext:value="5999"/>
        </loext:background-complex-color>
      </style:table-cell-properties>
    </style:style>
    <style:style style:name="ConditionalStyle_5f_17" style:display-name="ConditionalStyle_17" style:family="table-cell" style:parent-style-name="Default" style:data-style-name="N0">
      <style:table-cell-properties fo:background-color="#bfbfbf">
        <loext:background-complex-color loext:theme-type="light1" loext:color-type="theme">
          <loext:transformation loext:type="lummod" loext:value="7500"/>
        </loext:background-complex-color>
      </style:table-cell-properties>
    </style:style>
    <style:style style:name="ConditionalStyle_5f_22" style:display-name="ConditionalStyle_22" style:family="table-cell" style:parent-style-name="Default" style:data-style-name="N0">
      <style:table-cell-properties fo:background-color="#92d050"/>
    </style:style>
    <style:style style:name="ConditionalStyle_5f_21" style:display-name="ConditionalStyle_21" style:family="table-cell" style:parent-style-name="Default" style:data-style-name="N0">
      <style:table-cell-properties fo:background-color="#d99694">
        <loext:background-complex-color loext:theme-type="accent2" loext:color-type="theme">
          <loext:transformation loext:type="lummod" loext:value="6000"/>
          <loext:transformation loext:type="lumoff" loext:value="3999"/>
        </loext:background-complex-color>
      </style:table-cell-properties>
    </style:style>
    <style:style style:name="ConditionalStyle_5f_20" style:display-name="ConditionalStyle_20" style:family="table-cell" style:parent-style-name="Default" style:data-style-name="N0">
      <style:table-cell-properties fo:background-color="#ffff99"/>
    </style:style>
    <style:style style:name="ConditionalStyle_5f_19" style:display-name="ConditionalStyle_19" style:family="table-cell" style:parent-style-name="Default" style:data-style-name="N0">
      <style:table-cell-properties fo:background-color="#bfbfbf">
        <loext:background-complex-color loext:theme-type="light1" loext:color-type="theme">
          <loext:transformation loext:type="lummod" loext:value="7500"/>
        </loext:background-complex-color>
      </style:table-cell-properties>
    </style:style>
    <style:style style:name="ConditionalStyle_5f_18" style:display-name="ConditionalStyle_18" style:family="table-cell" style:parent-style-name="Default" style:data-style-name="N0">
      <style:table-cell-properties fo:background-color="#b9cde5">
        <loext:background-complex-color loext:theme-type="accent1" loext:color-type="theme">
          <loext:transformation loext:type="lummod" loext:value="4000"/>
          <loext:transformation loext:type="lumoff" loext:value="5999"/>
        </loext:background-complex-color>
      </style:table-cell-properties>
    </style:style>
    <style:style style:name="ConditionalStyle_5f_28" style:display-name="ConditionalStyle_28" style:family="table-cell" style:parent-style-name="Default" style:data-style-name="N0">
      <style:table-cell-properties fo:background-color="#bfbfbf">
        <loext:background-complex-color loext:theme-type="light1" loext:color-type="theme">
          <loext:transformation loext:type="lummod" loext:value="7500"/>
        </loext:background-complex-color>
      </style:table-cell-properties>
    </style:style>
    <style:style style:name="ConditionalStyle_5f_27" style:display-name="ConditionalStyle_27" style:family="table-cell" style:parent-style-name="Default" style:data-style-name="N0">
      <style:table-cell-properties fo:background-color="#00ff00"/>
    </style:style>
    <style:style style:name="ConditionalStyle_5f_26" style:display-name="ConditionalStyle_26" style:family="table-cell" style:parent-style-name="Default" style:data-style-name="N0">
      <style:table-cell-properties fo:background-color="#ff0000"/>
    </style:style>
    <style:style style:name="ConditionalStyle_5f_25" style:display-name="ConditionalStyle_25" style:family="table-cell" style:parent-style-name="Default" style:data-style-name="N0">
      <style:table-cell-properties fo:background-color="#ffff00"/>
    </style:style>
    <style:style style:name="ConditionalStyle_5f_24" style:display-name="ConditionalStyle_24" style:family="table-cell" style:parent-style-name="Default" style:data-style-name="N0">
      <style:table-cell-properties fo:background-color="#d9d9d9">
        <loext:background-complex-color loext:theme-type="light1" loext:color-type="theme">
          <loext:transformation loext:type="lummod" loext:value="8500"/>
        </loext:background-complex-color>
      </style:table-cell-properties>
    </style:style>
    <style:style style:name="ConditionalStyle_5f_23" style:display-name="ConditionalStyle_23" style:family="table-cell" style:parent-style-name="Default" style:data-style-name="N0">
      <style:table-cell-properties fo:background-color="#b9cde5">
        <loext:background-complex-color loext:theme-type="accent1" loext:color-type="theme">
          <loext:transformation loext:type="lummod" loext:value="4000"/>
          <loext:transformation loext:type="lumoff" loext:value="5999"/>
        </loext:background-complex-color>
      </style:table-cell-properties>
    </style:style>
    <style:style style:name="ConditionalStyle_5f_33" style:display-name="ConditionalStyle_33" style:family="table-cell" style:parent-style-name="Default" style:data-style-name="N0">
      <style:table-cell-properties fo:background-color="#92d050"/>
    </style:style>
    <style:style style:name="ConditionalStyle_5f_32" style:display-name="ConditionalStyle_32" style:family="table-cell" style:parent-style-name="Default" style:data-style-name="N0">
      <style:table-cell-properties fo:background-color="#d99694">
        <loext:background-complex-color loext:theme-type="accent2" loext:color-type="theme">
          <loext:transformation loext:type="lummod" loext:value="6000"/>
          <loext:transformation loext:type="lumoff" loext:value="3999"/>
        </loext:background-complex-color>
      </style:table-cell-properties>
    </style:style>
    <style:style style:name="ConditionalStyle_5f_31" style:display-name="ConditionalStyle_31" style:family="table-cell" style:parent-style-name="Default" style:data-style-name="N0">
      <style:table-cell-properties fo:background-color="#ffff99"/>
    </style:style>
    <style:style style:name="ConditionalStyle_5f_30" style:display-name="ConditionalStyle_30" style:family="table-cell" style:parent-style-name="Default" style:data-style-name="N0">
      <style:table-cell-properties fo:background-color="#bfbfbf">
        <loext:background-complex-color loext:theme-type="light1" loext:color-type="theme">
          <loext:transformation loext:type="lummod" loext:value="7500"/>
        </loext:background-complex-color>
      </style:table-cell-properties>
    </style:style>
    <style:style style:name="ConditionalStyle_5f_29" style:display-name="ConditionalStyle_29" style:family="table-cell" style:parent-style-name="Default" style:data-style-name="N0">
      <style:table-cell-properties fo:background-color="#b9cde5">
        <loext:background-complex-color loext:theme-type="accent1" loext:color-type="theme">
          <loext:transformation loext:type="lummod" loext:value="4000"/>
          <loext:transformation loext:type="lumoff" loext:value="5999"/>
        </loext:background-complex-color>
      </style:table-cell-properties>
    </style:style>
    <style:style style:name="ConditionalStyle_5f_34" style:display-name="ConditionalStyle_34" style:family="table-cell" style:parent-style-name="Default" style:data-style-name="N0">
      <style:table-cell-properties fo:background-color="#bfbfbf">
        <loext:background-complex-color loext:theme-type="light1" loext:color-type="theme">
          <loext:transformation loext:type="lummod" loext:value="7500"/>
        </loext:background-complex-color>
      </style:table-cell-properties>
    </style:style>
    <style:style style:name="ConditionalStyle_5f_39" style:display-name="ConditionalStyle_39" style:family="table-cell" style:parent-style-name="Default" style:data-style-name="N0">
      <style:table-cell-properties fo:background-color="#92d050"/>
    </style:style>
    <style:style style:name="ConditionalStyle_5f_38" style:display-name="ConditionalStyle_38" style:family="table-cell" style:parent-style-name="Default" style:data-style-name="N0">
      <style:table-cell-properties fo:background-color="#d99694">
        <loext:background-complex-color loext:theme-type="accent2" loext:color-type="theme">
          <loext:transformation loext:type="lummod" loext:value="6000"/>
          <loext:transformation loext:type="lumoff" loext:value="3999"/>
        </loext:background-complex-color>
      </style:table-cell-properties>
    </style:style>
    <style:style style:name="ConditionalStyle_5f_37" style:display-name="ConditionalStyle_37" style:family="table-cell" style:parent-style-name="Default" style:data-style-name="N0">
      <style:table-cell-properties fo:background-color="#ffff99"/>
    </style:style>
    <style:style style:name="ConditionalStyle_5f_36" style:display-name="ConditionalStyle_36" style:family="table-cell" style:parent-style-name="Default" style:data-style-name="N0">
      <style:table-cell-properties fo:background-color="#bfbfbf">
        <loext:background-complex-color loext:theme-type="light1" loext:color-type="theme">
          <loext:transformation loext:type="lummod" loext:value="7500"/>
        </loext:background-complex-color>
      </style:table-cell-properties>
    </style:style>
    <style:style style:name="ConditionalStyle_5f_35" style:display-name="ConditionalStyle_35" style:family="table-cell" style:parent-style-name="Default" style:data-style-name="N0">
      <style:table-cell-properties fo:background-color="#b9cde5">
        <loext:background-complex-color loext:theme-type="accent1" loext:color-type="theme">
          <loext:transformation loext:type="lummod" loext:value="4000"/>
          <loext:transformation loext:type="lumoff" loext:value="5999"/>
        </loext:background-complex-color>
      </style:table-cell-properties>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28">00/00/0000</text:date>, <text:time style:data-style-name="N2" text:time-value="14:25:02.82113599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Revision_20_History" style:display-name="PageStyle_Revision History" style:page-layout-name="Mpm3">
      <style:header style:display="false"/>
      <style:header-left style:display="false"/>
      <style:header-first style:display="false"/>
      <style:footer style:display="false"/>
      <style:footer-left style:display="false"/>
      <style:footer-first style:display="false"/>
    </style:master-page>
    <style:master-page style:name="PageStyle_5f_Summary" style:display-name="PageStyle_Summary" style:page-layout-name="Mpm3">
      <style:header style:display="false"/>
      <style:header-left style:display="false"/>
      <style:header-first style:display="false"/>
      <style:footer style:display="false"/>
      <style:footer-left style:display="false"/>
      <style:footer-first style:display="false"/>
    </style:master-page>
    <style:master-page style:name="PageStyle_5f_Non-Functional" style:display-name="PageStyle_Non-Functional" style:page-layout-name="Mpm3">
      <style:header style:display="false"/>
      <style:header-left style:display="false"/>
      <style:header-first style:display="false"/>
      <style:footer style:display="false"/>
      <style:footer-left style:display="false"/>
      <style:footer-first style:display="false"/>
    </style:master-page>
    <style:master-page style:name="PageStyle_5f_Functional" style:display-name="PageStyle_Functional"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st Cases</dc:title>
    <meta:initial-creator>Oleg Kovtun</meta:initial-creator>
    <meta:keyword>Test</meta:keyword>
    <meta:keyword>Cases</meta:keyword>
    <meta:print-date>2010-02-04T12:52:32</meta:print-date>
    <meta:creation-date>2009-09-10T07:38:25</meta:creation-date>
    <dc:date>2023-08-28T14:25:23.516230158</dc:date>
    <meta:generator>LibreOffice/7.6.0.3$MacOSX_AARCH64 LibreOffice_project/69edd8b8ebc41d00b4de3915dc82f8f0fc3b6265</meta:generator>
    <meta:editing-duration>PT1H57M13S</meta:editing-duration>
    <meta:editing-cycles>10</meta:editing-cycles>
    <meta:document-statistic meta:table-count="4" meta:cell-count="331" meta:object-count="0"/>
    <meta:user-defined meta:name=""/>
    <meta:user-defined meta:name="AppVersion">16.0300</meta:user-defined>
    <meta:user-defined meta:name="Department">IT-QA</meta:user-defined>
    <meta:user-defined meta:name="Owner">Oleg Kovtun</meta:user-defined>
  </office:meta>
</office:document-meta>
</file>